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683cm" style:rel-column-width="18054*"/>
    </style:style>
    <style:style style:name="Table1.B" style:family="table-column">
      <style:table-column-properties style:column-width="12.315cm" style:rel-column-width="4748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fo:keep-with-next="auto"/>
    </style:style>
    <style:style style:name="Table31.A" style:family="table-column">
      <style:table-column-properties style:column-width="8.498cm" style:rel-column-width="32767*"/>
    </style:style>
    <style:style style:name="Table31.B" style:family="table-column">
      <style:table-column-properties style:column-width="8.5cm" style:rel-column-width="32768*"/>
    </style:style>
    <style:style style:name="Table31.1" style:family="table-row">
      <style:table-row-properties style:keep-together="false" fo:keep-together="always"/>
    </style:style>
    <style:style style:name="Table3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cccccc"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master-page-name="">
      <style:table-properties style:width="16.999cm" style:page-number="0" table:align="margins" fo:keep-with-next="always" style:may-break-between-rows="true"/>
    </style:style>
    <style:style style:name="Table32.A" style:family="table-column">
      <style:table-column-properties style:column-width="3.122cm" style:rel-column-width="12036*"/>
    </style:style>
    <style:style style:name="Table32.B" style:family="table-column">
      <style:table-column-properties style:column-width="2.037cm" style:rel-column-width="7854*"/>
    </style:style>
    <style:style style:name="Table32.C" style:family="table-column">
      <style:table-column-properties style:column-width="11.839cm" style:rel-column-width="45645*"/>
    </style:style>
    <style:style style:name="Table32.1" style:family="table-row">
      <style:table-row-properties style:keep-together="false" fo:keep-together="always"/>
    </style:style>
    <style:style style:name="Table3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2.C1" style:family="table-cell">
      <style:table-cell-properties fo:background-color="#cccccc" fo:padding="0.097cm" fo:border="0.002cm solid #000000">
        <style:background-image/>
      </style:table-cell-properties>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uto"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9" style:family="table" style:master-page-name="">
      <style:table-properties style:width="16.999cm" style:page-number="0"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101cm" style:rel-column-width="15810*"/>
    </style:style>
    <style:style style:name="Table30.B" style:family="table-column">
      <style:table-column-properties style:column-width="12.898cm" style:rel-column-width="49725*"/>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999cm" style:page-number="0"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style:page-number="auto"/>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Code" style:master-page-name="">
      <style:paragraph-properties style:page-number="auto" style:shadow="none" fo:keep-with-next="always"/>
    </style:style>
    <style:style style:name="P12" style:family="paragraph" style:parent-style-name="Code" style:master-page-name="">
      <style:paragraph-properties style:page-number="auto"/>
      <style:text-properties fo:background-color="transparen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text-properties fo:background-color="transparent"/>
    </style:style>
    <style:style style:name="P16" style:family="paragraph" style:parent-style-name="Table_20_Contents">
      <style:text-properties fo:font-style="italic" fo:background-color="transparent" style:font-style-asian="italic" style:font-style-complex="italic"/>
    </style:style>
    <style:style style:name="P17" style:family="paragraph" style:parent-style-name="Table_20_Contents">
      <style:text-properties fo:font-style="italic" fo:font-weight="normal" style:font-style-asian="italic" style:font-weight-asian="normal" style:font-style-complex="italic" style:font-weight-complex="normal"/>
    </style:style>
    <style:style style:name="P18" style:family="paragraph" style:parent-style-name="Table_20_Contents">
      <style:text-properties fo:font-style="normal" fo:background-color="transparent" style:font-style-asian="normal" style:font-style-complex="normal"/>
    </style:style>
    <style:style style:name="P19" style:family="paragraph" style:parent-style-name="Table_20_Contents">
      <style:text-properties fo:font-weight="normal" fo:background-color="transparent" style:font-weight-asian="normal" style:font-weight-complex="normal"/>
    </style:style>
    <style:style style:name="P20" style:family="paragraph" style:parent-style-name="Table_20_Contents">
      <style:text-properties fo:font-weight="normal" style:font-weight-asian="normal" style:font-weight-complex="normal"/>
    </style:style>
    <style:style style:name="P21" style:family="paragraph" style:parent-style-name="Table">
      <style:paragraph-properties fo:text-align="center" style:justify-single-word="false"/>
    </style:style>
    <style:style style:name="P22" style:family="paragraph" style:parent-style-name="Table">
      <style:paragraph-properties fo:text-align="start" style:justify-single-word="false"/>
      <style:text-properties fo:font-style="normal" style:font-style-asian="normal" style:font-style-complex="normal"/>
    </style:style>
    <style:style style:name="P23" style:family="paragraph" style:parent-style-name="Table">
      <style:paragraph-properties fo:text-align="center" style:justify-single-word="false"/>
      <style:text-properties fo:font-weight="normal" style:font-weight-asian="normal" style:font-weight-complex="normal"/>
    </style:style>
    <style:style style:name="P24" style:family="paragraph" style:parent-style-name="Text_20_body">
      <style:text-properties fo:font-weight="normal" style:font-weight-asian="normal" style:font-weight-complex="normal"/>
    </style:style>
    <style:style style:name="P25" style:family="paragraph" style:parent-style-name="Text_20_body">
      <style:paragraph-properties>
        <style:tab-stops>
          <style:tab-stop style:position="0.45cm"/>
        </style:tab-stops>
      </style:paragraph-properties>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9" style:family="paragraph" style:parent-style-name="Text_20_body">
      <style:paragraph-properties fo:text-align="start" style:justify-single-word="false"/>
      <style:text-properties fo:font-size="12pt" style:font-size-asian="12pt" style:font-size-complex="12pt"/>
    </style:style>
    <style:style style:name="P30" style:family="paragraph" style:parent-style-name="Text_20_body">
      <style:paragraph-properties fo:text-align="start" style:justify-single-word="false"/>
      <style:text-properties fo:font-size="12pt" fo:language="en" fo:country="GB" style:font-size-asian="12pt" style:font-size-complex="12pt"/>
    </style:style>
    <style:style style:name="P31" style:family="paragraph" style:parent-style-name="Text_20_body">
      <style:text-properties fo:font-size="12pt" fo:language="en" fo:country="GB" fo:font-weight="normal" style:font-size-asian="12pt" style:font-weight-asian="normal" style:font-size-complex="12pt" style:font-weight-complex="normal"/>
    </style:style>
    <style:style style:name="P3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3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3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6" style:family="paragraph" style:parent-style-name="Text_20_body">
      <style:text-properties fo:background-color="transparent"/>
    </style:style>
    <style:style style:name="P37" style:family="paragraph" style:parent-style-name="Text_20_body">
      <style:text-properties fo:font-weight="bold" style:font-weight-asian="bold" style:font-weight-complex="bold"/>
    </style:style>
    <style:style style:name="P38" style:family="paragraph" style:parent-style-name="Text_20_body">
      <style:text-properties fo:font-weight="bold" fo:background-color="transparent" style:font-weight-asian="bold" style:font-weight-complex="bold"/>
    </style:style>
    <style:style style:name="P39" style:family="paragraph" style:parent-style-name="Text_20_body">
      <style:text-properties fo:font-style="italic" style:font-style-asian="italic" style:font-style-complex="italic"/>
    </style:style>
    <style:style style:name="P40" style:family="paragraph" style:parent-style-name="Text_20_body">
      <style:text-properties fo:font-style="normal" style:font-style-asian="normal" style:font-style-complex="normal"/>
    </style:style>
    <style:style style:name="P41" style:family="paragraph" style:parent-style-name="Text_20_body">
      <style:paragraph-properties fo:keep-with-next="always"/>
    </style:style>
    <style:style style:name="P42" style:family="paragraph" style:parent-style-name="Code">
      <style:paragraph-properties fo:keep-together="always" fo:keep-with-next="always"/>
    </style:style>
    <style:style style:name="P43" style:family="paragraph" style:parent-style-name="Table_20_Contents">
      <style:paragraph-properties fo:keep-with-next="always"/>
      <style:text-properties fo:background-color="transparent"/>
    </style:style>
    <style:style style:name="P44" style:family="paragraph" style:parent-style-name="Table_20_Contents">
      <style:paragraph-properties fo:keep-with-next="always"/>
      <style:text-properties fo:font-weight="bold" style:font-weight-asian="bold" style:font-weight-complex="bold"/>
    </style:style>
    <style:style style:name="P45" style:family="paragraph" style:parent-style-name="Text_20_body">
      <style:paragraph-properties fo:padding="0.049cm" fo:border="0.002cm solid #000000" style:shadow="none"/>
    </style:style>
    <style:style style:name="P46"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47" style:family="paragraph" style:parent-style-name="Code">
      <style:paragraph-properties fo:text-align="start" style:justify-single-word="false"/>
      <style:text-properties fo:font-style="normal" style:font-style-asian="normal" style:font-style-complex="normal"/>
    </style:style>
    <style:style style:name="P48" style:family="paragraph" style:parent-style-name="Code">
      <style:text-properties fo:font-weight="normal" style:font-weight-asian="normal" style:font-weight-complex="normal"/>
    </style:style>
    <style:style style:name="P49" style:family="paragraph" style:parent-style-name="Code">
      <style:text-properties fo:background-color="transparent"/>
    </style:style>
    <style:style style:name="P50" style:family="paragraph" style:parent-style-name="Preformatted_20_Text">
      <style:paragraph-properties fo:margin-top="0cm" fo:margin-bottom="0.499cm"/>
    </style:style>
    <style:style style:name="P51" style:family="paragraph" style:parent-style-name="Standard">
      <style:text-properties fo:background-color="transparent"/>
    </style:style>
    <style:style style:name="P52" style:family="paragraph" style:parent-style-name="Code">
      <style:paragraph-properties style:shadow="none"/>
    </style:style>
    <style:style style:name="P53" style:family="paragraph" style:parent-style-name="Code">
      <style:paragraph-properties style:shadow="none" fo:keep-with-next="always"/>
    </style:style>
    <style:style style:name="P54" style:family="paragraph" style:parent-style-name="Text_20_body">
      <style:paragraph-properties fo:background-color="transparent" fo:padding="0cm" fo:border="none" style:shadow="none">
        <style:background-image/>
      </style:paragraph-properties>
      <style:text-properties fo:font-weight="bold" style:font-weight-asian="bold" style:font-weight-complex="bold"/>
    </style:style>
    <style:style style:name="P55" style:family="paragraph" style:parent-style-name="Text_20_body">
      <style:paragraph-properties fo:background-color="transparent">
        <style:background-image/>
      </style:paragraph-properties>
      <style:text-properties fo:background-color="transparent"/>
    </style:style>
    <style:style style:name="P56" style:family="paragraph" style:parent-style-name="Text_20_body">
      <style:paragraph-properties fo:background-color="transparent">
        <style:background-image/>
      </style:paragraph-properties>
      <style:text-properties fo:font-weight="bold" fo:background-color="transparent" style:font-weight-asian="bold" style:font-weight-complex="bold"/>
    </style:style>
    <style:style style:name="P57" style:family="paragraph" style:parent-style-name="Text_20_body">
      <style:paragraph-properties fo:break-before="page"/>
      <style:text-properties fo:font-weight="bold" style:font-weight-asian="bold" style:font-weight-complex="bold"/>
    </style:style>
    <style:style style:name="P58" style:family="paragraph" style:parent-style-name="Contents_20_1">
      <style:paragraph-properties>
        <style:tab-stops>
          <style:tab-stop style:position="16.999cm" style:type="right" style:leader-style="dotted" style:leader-text="."/>
        </style:tab-stops>
      </style:paragraph-properties>
    </style:style>
    <style:style style:name="P59" style:family="paragraph" style:parent-style-name="Contents_20_2">
      <style:paragraph-properties>
        <style:tab-stops>
          <style:tab-stop style:position="16.499cm" style:type="right" style:leader-style="dotted" style:leader-text="."/>
        </style:tab-stops>
      </style:paragraph-properties>
    </style:style>
    <style:style style:name="P60" style:family="paragraph" style:parent-style-name="Text_20_body" style:list-style-name="L1"/>
    <style:style style:name="P61" style:family="paragraph" style:parent-style-name="Text_20_body" style:list-style-name="L2"/>
    <style:style style:name="P62" style:family="paragraph" style:parent-style-name="Text_20_body" style:list-style-name="L2">
      <style:text-properties fo:font-weight="bold" style:font-weight-asian="bold" style:font-weight-complex="bold"/>
    </style:style>
    <style:style style:name="P63" style:family="paragraph" style:parent-style-name="Text_20_body" style:list-style-name="L3">
      <style:text-properties fo:font-weight="bold" style:font-weight-asian="bold" style:font-weight-complex="bold"/>
    </style:style>
    <style:style style:name="P64" style:family="paragraph" style:parent-style-name="Text_20_body">
      <style:text-properties fo:font-weight="normal" style:font-weight-asian="normal" style:font-weight-complex="normal"/>
    </style:style>
    <style:style style:name="P65" style:family="paragraph" style:parent-style-name="Text_20_body" style:list-style-name="L2">
      <style:text-properties fo:font-weight="normal" style:font-weight-asian="normal" style:font-weight-complex="normal"/>
    </style:style>
    <style:style style:name="P66" style:family="paragraph" style:parent-style-name="Text_20_body" style:list-style-name="L23">
      <style:text-properties fo:font-weight="normal" style:font-weight-asian="normal" style:font-weight-complex="normal"/>
    </style:style>
    <style:style style:name="P67" style:family="paragraph" style:parent-style-name="Text_20_body" style:list-style-name="L32">
      <style:text-properties fo:font-weight="normal" style:font-weight-asian="normal" style:font-weight-complex="normal"/>
    </style:style>
    <style:style style:name="P68" style:family="paragraph" style:parent-style-name="Text_20_body" style:list-style-name="L33">
      <style:text-properties fo:font-weight="normal" style:font-weight-asian="normal" style:font-weight-complex="normal"/>
    </style:style>
    <style:style style:name="P69" style:family="paragraph" style:parent-style-name="Text_20_body" style:list-style-name="L36">
      <style:text-properties fo:font-weight="normal" style:font-weight-asian="normal" style:font-weight-complex="normal"/>
    </style:style>
    <style:style style:name="P70" style:family="paragraph" style:parent-style-name="Text_20_body" style:list-style-name="L38">
      <style:text-properties fo:font-weight="normal" style:font-weight-asian="normal" style:font-weight-complex="normal"/>
    </style:style>
    <style:style style:name="P71" style:family="paragraph" style:parent-style-name="Text_20_body" style:list-style-name="L4"/>
    <style:style style:name="P72" style:family="paragraph" style:parent-style-name="Text_20_body" style:list-style-name="L5"/>
    <style:style style:name="P73" style:family="paragraph" style:parent-style-name="Text_20_body" style:list-style-name="L6"/>
    <style:style style:name="P74" style:family="paragraph" style:parent-style-name="Text_20_body" style:list-style-name="L7"/>
    <style:style style:name="P75" style:family="paragraph" style:parent-style-name="Text_20_body" style:list-style-name="L8"/>
    <style:style style:name="P76" style:family="paragraph" style:parent-style-name="Text_20_body" style:list-style-name="L9"/>
    <style:style style:name="P77" style:family="paragraph" style:parent-style-name="Text_20_body" style:list-style-name="L11"/>
    <style:style style:name="P78" style:family="paragraph" style:parent-style-name="Text_20_body" style:list-style-name="L12"/>
    <style:style style:name="P79" style:family="paragraph" style:parent-style-name="Text_20_body" style:list-style-name="L13"/>
    <style:style style:name="P80" style:family="paragraph" style:parent-style-name="Text_20_body" style:list-style-name="L15"/>
    <style:style style:name="P81" style:family="paragraph" style:parent-style-name="Text_20_body" style:list-style-name="L16"/>
    <style:style style:name="P82" style:family="paragraph" style:parent-style-name="Text_20_body" style:list-style-name="L17"/>
    <style:style style:name="P83" style:family="paragraph" style:parent-style-name="Text_20_body" style:list-style-name="L18"/>
    <style:style style:name="P84" style:family="paragraph" style:parent-style-name="Text_20_body" style:list-style-name="L19"/>
    <style:style style:name="P85" style:family="paragraph" style:parent-style-name="Text_20_body" style:list-style-name="L21"/>
    <style:style style:name="P86" style:family="paragraph" style:parent-style-name="Text_20_body" style:list-style-name="L22"/>
    <style:style style:name="P87" style:family="paragraph" style:parent-style-name="Text_20_body" style:list-style-name="L24"/>
    <style:style style:name="P88" style:family="paragraph" style:parent-style-name="Text_20_body" style:list-style-name="L25"/>
    <style:style style:name="P89" style:family="paragraph" style:parent-style-name="Text_20_body" style:list-style-name="L26"/>
    <style:style style:name="P90" style:family="paragraph" style:parent-style-name="Text_20_body" style:list-style-name="L27"/>
    <style:style style:name="P91" style:family="paragraph" style:parent-style-name="Text_20_body" style:list-style-name="L28"/>
    <style:style style:name="P92" style:family="paragraph" style:parent-style-name="Text_20_body" style:list-style-name="L29"/>
    <style:style style:name="P93" style:family="paragraph" style:parent-style-name="Text_20_body" style:list-style-name="L30"/>
    <style:style style:name="P94" style:family="paragraph" style:parent-style-name="Text_20_body" style:list-style-name="L31">
      <style:paragraph-properties fo:text-align="start" style:justify-single-word="false"/>
    </style:style>
    <style:style style:name="P95" style:family="paragraph" style:parent-style-name="Text_20_body" style:list-style-name="L32"/>
    <style:style style:name="P96" style:family="paragraph" style:parent-style-name="Text_20_body" style:list-style-name="L34"/>
    <style:style style:name="P97" style:family="paragraph" style:parent-style-name="Text_20_body" style:list-style-name="L35"/>
    <style:style style:name="P98" style:family="paragraph" style:parent-style-name="Text_20_body" style:list-style-name="L37"/>
    <style:style style:name="P99" style:family="paragraph" style:parent-style-name="Text_20_body" style:list-style-name="L13" style:master-page-name="">
      <style:paragraph-properties fo:margin-top="0cm" fo:margin-bottom="0cm" style:page-number="auto"/>
    </style:style>
    <style:style style:name="P100" style:family="paragraph" style:parent-style-name="Text_20_body" style:list-style-name="L15" style:master-page-name="">
      <style:paragraph-properties fo:margin-top="0cm" fo:margin-bottom="0cm" style:page-number="auto"/>
    </style:style>
    <style:style style:name="P101" style:family="paragraph" style:parent-style-name="Text_20_body" style:list-style-name="L25" style:master-page-name="">
      <style:paragraph-properties fo:margin-top="0cm" fo:margin-bottom="0cm" style:page-number="auto"/>
    </style:style>
    <style:style style:name="P102" style:family="paragraph" style:parent-style-name="Text_20_body" style:list-style-name="L29" style:master-page-name="">
      <style:paragraph-properties fo:margin-top="0cm" fo:margin-bottom="0cm" style:page-number="auto"/>
    </style:style>
    <style:style style:name="P103" style:family="paragraph" style:parent-style-name="Text_20_body" style:list-style-name="L13">
      <style:paragraph-properties fo:margin-top="0cm" fo:margin-bottom="0cm"/>
    </style:style>
    <style:style style:name="P104" style:family="paragraph" style:parent-style-name="Text_20_body" style:list-style-name="L15">
      <style:paragraph-properties fo:margin-top="0cm" fo:margin-bottom="0cm"/>
    </style:style>
    <style:style style:name="P105" style:family="paragraph" style:parent-style-name="Text_20_body" style:list-style-name="L16">
      <style:paragraph-properties fo:margin-top="0cm" fo:margin-bottom="0cm"/>
    </style:style>
    <style:style style:name="P106" style:family="paragraph" style:parent-style-name="Text_20_body" style:list-style-name="L18">
      <style:paragraph-properties fo:margin-top="0cm" fo:margin-bottom="0cm"/>
    </style:style>
    <style:style style:name="P107" style:family="paragraph" style:parent-style-name="Text_20_body" style:list-style-name="L20">
      <style:paragraph-properties fo:margin-top="0cm" fo:margin-bottom="0cm"/>
    </style:style>
    <style:style style:name="P108" style:family="paragraph" style:parent-style-name="Text_20_body" style:list-style-name="L25">
      <style:paragraph-properties fo:margin-top="0cm" fo:margin-bottom="0cm"/>
    </style:style>
    <style:style style:name="P109" style:family="paragraph" style:parent-style-name="Text_20_body" style:list-style-name="L28">
      <style:paragraph-properties fo:margin-top="0cm" fo:margin-bottom="0cm"/>
    </style:style>
    <style:style style:name="P110" style:family="paragraph" style:parent-style-name="Text_20_body" style:list-style-name="L29">
      <style:paragraph-properties fo:margin-top="0cm" fo:margin-bottom="0cm"/>
    </style:style>
    <style:style style:name="P111" style:family="paragraph" style:parent-style-name="Text_20_body" style:list-style-name="L32">
      <style:paragraph-properties fo:margin-top="0cm" fo:margin-bottom="0cm"/>
    </style:style>
    <style:style style:name="P112" style:family="paragraph" style:parent-style-name="Text_20_body" style:list-style-name="L32">
      <style:paragraph-properties fo:margin-top="0cm" fo:margin-bottom="0cm"/>
      <style:text-properties fo:font-weight="normal" style:font-weight-asian="normal" style:font-weight-complex="normal"/>
    </style:style>
    <style:style style:name="P113" style:family="paragraph" style:parent-style-name="Text_20_body" style:list-style-name="L31">
      <style:paragraph-properties fo:margin-top="0cm" fo:margin-bottom="0cm" fo:text-align="start" style:justify-single-word="false" style:shadow="none"/>
    </style:style>
    <style:style style:name="P114" style:family="paragraph" style:parent-style-name="Text_20_body" style:list-style-name="L15" style:master-page-name="">
      <style:paragraph-properties style:page-number="auto"/>
    </style:style>
    <style:style style:name="P115" style:family="paragraph" style:parent-style-name="Heading_20_1" style:master-page-name="">
      <style:paragraph-properties style:page-number="auto" fo:break-before="page"/>
    </style:style>
    <style:style style:name="P116" style:family="paragraph" style:parent-style-name="Table_20_Contents" style:list-style-name="L10"/>
    <style:style style:name="P117" style:family="paragraph" style:parent-style-name="Table_20_Contents" style:list-style-name="L14">
      <style:text-properties fo:background-color="transparen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fo:background-color="transparent" style:font-weight-asian="normal" style:font-weight-complex="normal"/>
    </style:style>
    <style:style style:name="T4" style:family="text">
      <style:text-properties fo:font-style="normal" style:font-style-asian="normal" style:font-style-complex="normal"/>
    </style:style>
    <style:style style:name="T5" style:family="text">
      <style:text-properties style:text-position="super 58%"/>
    </style:style>
    <style:style style:name="T6" style:family="text">
      <style:text-properties fo:font-style="italic" style:font-style-asian="italic" style:font-style-complex="italic"/>
    </style:style>
    <style:style style:name="T7"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26"/>
      <text:p text:style-name="P26"/>
      <text:p text:style-name="P34"/>
      <text:p text:style-name="P34">Jarvis Web Gateway</text:p>
      <text:p text:style-name="P26"/>
      <text:p text:style-name="P28">Working with Jarvis</text:p>
      <text:p text:style-name="P28">(User &amp; Technical Documentation)</text:p>
      <text:p text:style-name="P29"/>
      <text:p text:style-name="P29"/>
      <text:p text:style-name="P32"/>
      <text:p text:style-name="P32"/>
      <text:p text:style-name="P29"/>
      <text:p text:style-name="P29"/>
      <text:p text:style-name="P33">Jonathan Couper-Smartt</text:p>
      <text:p text:style-name="P33">jarvis@nsquared.co.nz</text:p>
      <text:p text:style-name="P30"/>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46">Jarvis supports fetch, create, update and delete with additional support for custom plug-in features. <text:s/>Jarvis is based on the RESTful approach to http web services. <text:s/>It provides JSON, XML interfaces, with additional support for CSV downloads. <text:s/></text:p>
      <text:p text:style-name="P46">Jarvis works excellently with JavaScript web apps using ExtJS, Dojo and many other JS toolkits, and is also ideal for richer client applications such as those written in Adobe Flex.</text:p>
      <text:p text:style-name="P46">Jarvis supports any database for which a Perl DBI driver exists. <text:s/>This include Oracle, PostgreSQL, MySQL, SQL Server, SQLite and more.</text:p>
      <text:p text:style-name="P31"/>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8"><text:s/>1 Introduction<text:tab/>5</text:p>
          <text:p text:style-name="P58"><text:s/>2 Licence<text:tab/>6</text:p>
          <text:p text:style-name="P59"><text:s/>2.1 GNU Lesser General Public License<text:tab/>6</text:p>
          <text:p text:style-name="P59"><text:s/>2.2 Clarification of Intentions<text:tab/>6</text:p>
          <text:p text:style-name="P59"><text:s/>2.3 Jarvis Tracker Icons<text:tab/>6</text:p>
          <text:p text:style-name="P58"><text:s/>3 Installation<text:tab/>7</text:p>
          <text:p text:style-name="P59"><text:s/>3.1 Unpacking<text:tab/>7</text:p>
          <text:p text:style-name="P59"><text:s/>3.2 Install Additional Perl Modules<text:tab/>7</text:p>
          <text:p text:style-name="P59"><text:s/>3.3 Apache2 Configuration – Without mod_perl<text:tab/>8</text:p>
          <text:p text:style-name="P59"><text:s/>3.4 Apache2 Configuration – With mod_perl<text:tab/>8</text:p>
          <text:p text:style-name="P59"><text:s/>3.5 Relocating Jarvis<text:tab/>9</text:p>
          <text:p text:style-name="P59"><text:s/>3.6 Test<text:tab/>10</text:p>
          <text:p text:style-name="P58"><text:s/>4 Application Configuration File<text:tab/>11</text:p>
          <text:p text:style-name="P59"><text:s/>4.1 Introduction<text:tab/>11</text:p>
          <text:p text:style-name="P59"><text:s/>4.2 &lt;jarvis&gt;&lt;app&gt;<text:tab/>12</text:p>
          <text:p text:style-name="P59"><text:s/>4.3 Configuration: format<text:tab/>14</text:p>
          <text:p text:style-name="P59"><text:s/>4.4 Configuration: debug<text:tab/>14</text:p>
          <text:p text:style-name="P59"><text:s/>4.5 Configuration: dump<text:tab/>14</text:p>
          <text:p text:style-name="P59"><text:s/>4.6 Configuration: log_format<text:tab/>14</text:p>
          <text:p text:style-name="P59"><text:s/>4.7 Configuration: page_limit_param, page_start_param<text:tab/>15</text:p>
          <text:p text:style-name="P59"><text:s/>4.8 Configuration: sort_field_param, sort_dir_param<text:tab/>15</text:p>
          <text:p text:style-name="P59"><text:s/>4.9 Configuration: dataset_dir<text:tab/>15</text:p>
          <text:p text:style-name="P59"><text:s/>4.10 Configuration: default_libs<text:tab/>16</text:p>
          <text:p text:style-name="P59"><text:s/>4.11 Configuration: method_param<text:tab/>16</text:p>
          <text:p text:style-name="P59"><text:s/>4.12 Configuration: login<text:tab/>17</text:p>
          <text:p text:style-name="P59"><text:s/>4.13 Configuration: database<text:tab/>17</text:p>
          <text:p text:style-name="P59"><text:s/>4.14 Configuration: sessiondb<text:tab/>17</text:p>
          <text:p text:style-name="P59"><text:s/>4.15 Configuration: exec &amp; plugin &amp; hook<text:tab/>20</text:p>
          <text:p text:style-name="P59"><text:s/>4.16 Configuration: habitat<text:tab/>20</text:p>
          <text:p text:style-name="P58"><text:s/>5 Login Module Configuration<text:tab/>21</text:p>
          <text:p text:style-name="P59"><text:s/>5.1 Standard Modules<text:tab/>21</text:p>
          <text:p text:style-name="P59"><text:s/>5.2 Active Directory Login<text:tab/>21</text:p>
          <text:p text:style-name="P59"><text:s/>5.3 Basic Auth Login<text:tab/>22</text:p>
          <text:p text:style-name="P59"><text:s/>5.4 Database Login<text:tab/>23</text:p>
          <text:p text:style-name="P59"><text:s/>5.5 Adempiere Login<text:tab/>24</text:p>
          <text:p text:style-name="P59"><text:s/>5.6 Drupal6 Login<text:tab/>25</text:p>
          <text:p text:style-name="P59"><text:s/>5.7 None Login<text:tab/>27</text:p>
          <text:p text:style-name="P59"><text:s/>5.8 Single Login<text:tab/>27</text:p>
          <text:p text:style-name="P58"><text:s/>6 Special Datasets &amp; Jarvis Login<text:tab/>29</text:p>
          <text:p text:style-name="P59"><text:s/>6.1 Jarvis URLs<text:tab/>29</text:p>
          <text:p text:style-name="P59"><text:s/>6.2 The __status Dataset<text:tab/>29</text:p>
          <text:p text:style-name="P59"><text:s/>6.3 The __habitat Dataset<text:tab/>30</text:p>
          <text:p text:style-name="P59"><text:s/>6.4 The __logout Dataset<text:tab/>31</text:p>
          <text:p text:style-name="P59"><text:s/>6.5 Logging-In to Jarvis<text:tab/>31</text:p>
          <text:p text:style-name="P59"><text:soft-page-break/><text:s/>6.6 Jarvis Error Responses<text:tab/>31</text:p>
          <text:p text:style-name="P58"><text:s/>7 Datasets<text:tab/>33</text:p>
          <text:p text:style-name="P59"><text:s/>7.1 Data Fetch Response Format<text:tab/>33</text:p>
          <text:p text:style-name="P59"><text:s/>7.2 Dataset Definition<text:tab/>34</text:p>
          <text:p text:style-name="P59"><text:s/>7.3 Dataset Bind Parameters<text:tab/>35</text:p>
          <text:p text:style-name="P59"><text:s/>7.4 Secure Dataset Bind Parameters<text:tab/>37</text:p>
          <text:p text:style-name="P59"><text:s/>7.5 Textual Substitution Dataset Parameters<text:tab/>38</text:p>
          <text:p text:style-name="P59"><text:s/>7.6 Modifying Datasets – Single Modification<text:tab/>39</text:p>
          <text:p text:style-name="P59"><text:s/>7.7 Modifying Datasets – Array of Modifications<text:tab/>41</text:p>
          <text:p text:style-name="P59"><text:s/>7.8 Modifying Datasets – Array of Mixed Modifications<text:tab/>43</text:p>
          <text:p text:style-name="P59"><text:s/>7.9 Before &amp; After Statements<text:tab/>43</text:p>
          <text:p text:style-name="P59"><text:s/>7.10 Failed Modifications<text:tab/>43</text:p>
          <text:p text:style-name="P59"><text:s/>7.11 Dataset Transformations<text:tab/>44</text:p>
          <text:p text:style-name="P58"><text:s/>8 Exec Datasets<text:tab/>45</text:p>
          <text:p text:style-name="P59"><text:s/>8.1 Introduction<text:tab/>45</text:p>
          <text:p text:style-name="P59"><text:s/>8.2 Configuration<text:tab/>45</text:p>
          <text:p text:style-name="P59"><text:s/>8.3 Output Return Mechanism<text:tab/>47</text:p>
          <text:p text:style-name="P59"><text:s/>8.4 A Simple Example<text:tab/>48</text:p>
          <text:p text:style-name="P59"><text:s/>8.5 Environment Variables<text:tab/>48</text:p>
          <text:p text:style-name="P59"><text:s/>8.6 Command Line Parameters<text:tab/>48</text:p>
          <text:p text:style-name="P59"><text:s/>8.7 Output &amp; Headers<text:tab/>48</text:p>
          <text:p text:style-name="P58"><text:s/>9 Plugin Datasets<text:tab/>50</text:p>
          <text:p text:style-name="P59"><text:s/>9.1 Introduction<text:tab/>50</text:p>
          <text:p text:style-name="P59"><text:s/>9.2 Configuration<text:tab/>50</text:p>
          <text:p text:style-name="P59"><text:s/>9.3 Example Plugin<text:tab/>51</text:p>
          <text:p text:style-name="P59"><text:s/>9.4 Output &amp; Headers<text:tab/>52</text:p>
          <text:p text:style-name="P59"><text:s/>9.5 Exception Handling<text:tab/>52</text:p>
          <text:p text:style-name="P58"><text:s/>10 Hook Modules<text:tab/>53</text:p>
          <text:p text:style-name="P59"><text:s/>10.1 Introduction<text:tab/>53</text:p>
          <text:p text:style-name="P59"><text:s/>10.2 Configuration<text:tab/>57</text:p>
          <text:p text:style-name="P59"><text:s/>10.3 Standard Hook Template<text:tab/>57</text:p>
          <text:p text:style-name="P58"><text:s/>11 Performance Notes<text:tab/>59</text:p>
          <text:p text:style-name="P59"><text:s/>11.1 How Fast is Jarvis?<text:tab/>59</text:p>
          <text:p text:style-name="P58"><text:s/>12 Tracking Application<text:tab/>60</text:p>
          <text:p text:style-name="P59"><text:s/>12.1 Tracking Requests &amp; Errors<text:tab/>60</text:p>
          <text:p text:style-name="P59"><text:s/>12.2 The Tracker Database File<text:tab/>60</text:p>
          <text:p text:style-name="P59"><text:s/>12.3 The Tracker Display Application<text:tab/>60</text:p>
          <text:p text:style-name="P58"><text:s/>13 Demo Application<text:tab/>64</text:p>
          <text:p text:style-name="P59"><text:s/>13.1 Introduction<text:tab/>64</text:p>
          <text:p text:style-name="P59"><text:s/>13.2 Complete Basic Jarvis Configuration<text:tab/>64</text:p>
          <text:p text:style-name="P59"><text:s/>13.3 The Demo Database File<text:tab/>64</text:p>
          <text:p text:style-name="P59"><text:s/>13.4 Configure Demo Web-Service<text:tab/>64</text:p>
        </text:index-body>
      </text:table-of-content>
      <text:p text:style-name="P10"/>
      <text:p text:style-name="P54"/>
      <text:p text:style-name="P57">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3">Version</text:p>
          </table:table-cell>
          <table:table-cell table:style-name="Table18.A1" office:value-type="string">
            <text:p text:style-name="P13">Date</text:p>
          </table:table-cell>
          <table:table-cell table:style-name="Table18.A1" office:value-type="string">
            <text:p text:style-name="P13">By</text:p>
          </table:table-cell>
          <table:table-cell table:style-name="Table18.D1" office:value-type="string">
            <text:p text:style-name="P13">Comment</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A2" office:value-type="string">
            <text:p text:style-name="Table_20_Contents">1-Feb-2010</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A2" office:value-type="string">
            <text:p text:style-name="Table_20_Contents">1-Mar-2010</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A2" office:value-type="string">
            <text:p text:style-name="Table_20_Contents">13-Apr-2010</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row>
          <table:table-cell table:style-name="Table18.A2" office:value-type="string">
            <text:p text:style-name="Table_20_Contents">2.1.6</text:p>
          </table:table-cell>
          <table:table-cell table:style-name="Table18.A2" office:value-type="string">
            <text:p text:style-name="Table_20_Contents">14-Apr-2010</text:p>
          </table:table-cell>
          <table:table-cell table:style-name="Table18.A2" office:value-type="string">
            <text:p text:style-name="Table_20_Contents">JXC</text:p>
          </table:table-cell>
          <table:table-cell table:style-name="Table18.D2" office:value-type="string">
            <text:p text:style-name="Table_20_Contents">Added “cleanup_after” option for exec temporary file cleanup.</text:p>
          </table:table-cell>
        </table:table-row>
        <table:table-row>
          <table:table-cell table:style-name="Table18.A2" office:value-type="string">
            <text:p text:style-name="Table_20_Contents">2.1.7</text:p>
          </table:table-cell>
          <table:table-cell table:style-name="Table18.A2" office:value-type="string">
            <text:p text:style-name="Table_20_Contents">29-Apr-2010</text:p>
          </table:table-cell>
          <table:table-cell table:style-name="Table18.A2" office:value-type="string">
            <text:p text:style-name="Table_20_Contents">JXC</text:p>
          </table:table-cell>
          <table:table-cell table:style-name="Table18.D2" office:value-type="string">
            <text:p text:style-name="Table_20_Contents">Added “returned” parameter to help client paging logic.</text:p>
          </table:table-cell>
        </table:table-row>
        <table:table-row>
          <table:table-cell table:style-name="Table18.A2" office:value-type="string">
            <text:p text:style-name="Table_20_Contents">2.1.8</text:p>
          </table:table-cell>
          <table:table-cell table:style-name="Table18.A2" office:value-type="string">
            <text:p text:style-name="Table_20_Contents">30-Apr-2010</text:p>
          </table:table-cell>
          <table:table-cell table:style-name="Table18.A2" office:value-type="string">
            <text:p text:style-name="Table_20_Contents">JXC</text:p>
          </table:table-cell>
          <table:table-cell table:style-name="Table18.D2" office:value-type="string">
            <text:p text:style-name="Table_20_Contents">Added Adempiere login module.</text:p>
          </table:table-cell>
        </table:table-row>
        <table:table-row>
          <table:table-cell table:style-name="Table18.A2" office:value-type="string">
            <text:p text:style-name="Table_20_Contents">2.1.9</text:p>
          </table:table-cell>
          <table:table-cell table:style-name="Table18.A2" office:value-type="string">
            <text:p text:style-name="Table_20_Contents">3-May-2010</text:p>
          </table:table-cell>
          <table:table-cell table:style-name="Table18.A2" office:value-type="string">
            <text:p text:style-name="Table_20_Contents">JXC</text:p>
          </table:table-cell>
          <table:table-cell table:style-name="Table18.D2" office:value-type="string">
            <text:p text:style-name="Table_20_Contents">Add support for client_name and org_name to Adempiere login.</text:p>
          </table:table-cell>
        </table:table-row>
        <table:table-row>
          <table:table-cell table:style-name="Table18.A2" office:value-type="string">
            <text:p text:style-name="Table_20_Contents">3.0.1</text:p>
          </table:table-cell>
          <table:table-cell table:style-name="Table18.A2" office:value-type="string">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A2" office:value-type="string">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A2" office:value-type="string">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A2" office:value-type="string">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row>
          <table:table-cell table:style-name="Table18.A2" office:value-type="string">
            <text:p text:style-name="Table_20_Contents">3.0.5</text:p>
          </table:table-cell>
          <table:table-cell table:style-name="Table18.A2" office:value-type="string">
            <text:p text:style-name="Table_20_Contents">10-Jun-2010</text:p>
          </table:table-cell>
          <table:table-cell table:style-name="Table18.A2" office:value-type="string">
            <text:p text:style-name="Table_20_Contents">JXC</text:p>
          </table:table-cell>
          <table:table-cell table:style-name="Table18.D2" office:value-type="string">
            <text:p text:style-name="Table_20_Contents">Ability to disable &lt;sessiondb&gt;. <text:s text:c="2"/>Change Drupal6 Login config.</text:p>
          </table:table-cell>
        </table:table-row>
        <table:table-row>
          <table:table-cell table:style-name="Table18.A2" office:value-type="string">
            <text:p text:style-name="Table_20_Contents">3.0.6</text:p>
          </table:table-cell>
          <table:table-cell table:style-name="Table18.A2" office:value-type="string">
            <text:p text:style-name="Table_20_Contents">22-Jul-2010</text:p>
          </table:table-cell>
          <table:table-cell table:style-name="Table18.A2" office:value-type="string">
            <text:p text:style-name="Table_20_Contents">JXC</text:p>
          </table:table-cell>
          <table:table-cell table:style-name="Table18.D2" office:value-type="string">
            <text:p text:style-name="Table_20_Contents">Hook classes no longer need to implement all hook methods.</text:p>
          </table:table-cell>
        </table:table-row>
        <table:table-row>
          <table:table-cell table:style-name="Table18.A2" office:value-type="string">
            <text:p text:style-name="Table_20_Contents">3.1.0</text:p>
          </table:table-cell>
          <table:table-cell table:style-name="Table18.A2" office:value-type="string">
            <text:p text:style-name="Table_20_Contents">23-Jul-2010</text:p>
          </table:table-cell>
          <table:table-cell table:style-name="Table18.A2" office:value-type="string">
            <text:p text:style-name="Table_20_Contents">JXC</text:p>
          </table:table-cell>
          <table:table-cell table:style-name="Table18.D2" office:value-type="string">
            <text:p text:style-name="Table_20_Contents">Additional hook parameters, plus per-dataset hooks.</text:p>
          </table:table-cell>
        </table:table-row>
        <table:table-row>
          <table:table-cell table:style-name="Table18.A2" office:value-type="string">
            <text:p text:style-name="Table_20_Contents">3.1.1</text:p>
          </table:table-cell>
          <table:table-cell table:style-name="Table18.A2" office:value-type="string">
            <text:p text:style-name="Table_20_Contents">28-Jul-2010</text:p>
          </table:table-cell>
          <table:table-cell table:style-name="Table18.A2" office:value-type="string">
            <text:p text:style-name="Table_20_Contents">JXC</text:p>
          </table:table-cell>
          <table:table-cell table:style-name="Table18.D2" office:value-type="string">
            <text:p text:style-name="Table_20_Contents">Add user_id_column to Login::Database.</text:p>
          </table:table-cell>
        </table:table-row>
        <table:table-row>
          <table:table-cell table:style-name="Table18.A2" office:value-type="string">
            <text:p text:style-name="Table_20_Contents">3.1.2</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after_login hook. <text:s/>Tweak finish hook calling sequence.</text:p>
          </table:table-cell>
        </table:table-row>
        <table:table-row>
          <table:table-cell table:style-name="Table18.A2" office:value-type="string">
            <text:p text:style-name="Table_20_Contents">3.2.0</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 return_status, return_fetch and return_store hooks.</text:p>
          </table:table-cell>
        </table:table-row>
        <table:table-row>
          <table:table-cell table:style-name="Table18.A2" office:value-type="string">
            <text:p text:style-name="Table_20_Contents">3.2.1</text:p>
          </table:table-cell>
          <table:table-cell table:style-name="Table18.A2" office:value-type="string">
            <text:p text:style-name="Table_20_Contents">2-Aug-2010</text:p>
          </table:table-cell>
          <table:table-cell table:style-name="Table18.A2" office:value-type="string">
            <text:p text:style-name="Table_20_Contents">JXC</text:p>
          </table:table-cell>
          <table:table-cell table:style-name="Table18.D2" office:value-type="string">
            <text:p text:style-name="Table_20_Contents">Added textual substitution parameters.</text:p>
          </table:table-cell>
        </table:table-row>
        <table:table-row>
          <table:table-cell table:style-name="Table18.A2" office:value-type="string">
            <text:p text:style-name="Table_20_Contents">3.2.2</text:p>
          </table:table-cell>
          <table:table-cell table:style-name="Table18.A2" office:value-type="string">
            <text:p text:style-name="Table_20_Contents">4-Aug-2010</text:p>
          </table:table-cell>
          <table:table-cell table:style-name="Table18.A2" office:value-type="string">
            <text:p text:style-name="Table_20_Contents">JL</text:p>
          </table:table-cell>
          <table:table-cell table:style-name="Table18.D2" office:value-type="string">
            <text:p text:style-name="Table_20_Contents">Added Eksblowfish encryption for passwords.</text:p>
          </table:table-cell>
        </table:table-row>
        <table:table-row>
          <table:table-cell table:style-name="Table18.A2" office:value-type="string">
            <text:p text:style-name="Table_20_Contents">3.2.5</text:p>
          </table:table-cell>
          <table:table-cell table:style-name="Table18.A2" office:value-type="string">
            <text:p text:style-name="Table_20_Contents">22-Aug-2010</text:p>
          </table:table-cell>
          <table:table-cell table:style-name="Table18.A2" office:value-type="string">
            <text:p text:style-name="Table_20_Contents">JXC</text:p>
          </table:table-cell>
          <table:table-cell table:style-name="Table18.D2" office:value-type="string">
            <text:p text:style-name="Table_20_Contents">Added "lib" and "default_libs" support to login modules.</text:p>
          </table:table-cell>
        </table:table-row>
        <table:table-row>
          <table:table-cell table:style-name="Table18.A2" office:value-type="string">
            <text:p text:style-name="Table_20_Contents">3.3.0</text:p>
          </table:table-cell>
          <table:table-cell table:style-name="Table18.A2" office:value-type="string">
            <text:p text:style-name="Table_20_Contents">18-Oct-2010</text:p>
          </table:table-cell>
          <table:table-cell table:style-name="Table18.A2" office:value-type="string">
            <text:p text:style-name="Table_20_Contents">JXC</text:p>
          </table:table-cell>
          <table:table-cell table:style-name="Table18.D2" office:value-type="string">
            <text:p text:style-name="Table_20_Contents">First Debian package. <text:s/>Changed default directory paths.</text:p>
          </table:table-cell>
        </table:table-row>
        <table:table-row>
          <table:table-cell table:style-name="Table18.A2" office:value-type="string">
            <text:p text:style-name="Table_20_Contents">3.3.1</text:p>
          </table:table-cell>
          <table:table-cell table:style-name="Table18.A2" office:value-type="string">
            <text:p text:style-name="Table_20_Contents">26-Oct-201</text:p>
          </table:table-cell>
          <table:table-cell table:style-name="Table18.A2" office:value-type="string">
            <text:p text:style-name="Table_20_Contents">JXC</text:p>
          </table:table-cell>
          <table:table-cell table:style-name="Table18.D2" office:value-type="string">
            <text:p text:style-name="Table_20_Contents">Add "require_https" global application configuration option.</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979889567" text:style-name="L1">
        <text:list-item>
          <text:p text:style-name="P60">Rich Internet Application. <text:s/>Ajax (XML or JSON) requests and responses.</text:p>
        </text:list-item>
        <text:list-item>
          <text:p text:style-name="P60">JARVIS</text:p>
        </text:list-item>
        <text:list-item>
          <text:p text:style-name="P60">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326362346" text:style-name="L2">
        <text:list-item>
          <text:p text:style-name="P62">Secure: </text:p>
          <text:list>
            <text:list-item>
              <text:p text:style-name="P61">Jarvis can run over https. <text:s/></text:p>
            </text:list-item>
            <text:list-item>
              <text:p text:style-name="P61">Jarvis uses single-login and CGI cookies to maintain authenticated sessions. <text:s/></text:p>
            </text:list-item>
            <text:list-item>
              <text:p text:style-name="P61">Jarvis uses parameterized statements to prevent against SQL injection. </text:p>
            </text:list-item>
            <text:list-item>
              <text:p text:style-name="P61">Jarvis provides group-based access control.</text:p>
            </text:list-item>
          </text:list>
        </text:list-item>
        <text:list-item>
          <text:p text:style-name="P62">Extensible:</text:p>
          <text:list>
            <text:list-item>
              <text:p text:style-name="P65">Jarvis provides independent “datasets”, defined as simple XML files containing SQL.</text:p>
            </text:list-item>
            <text:list-item>
              <text:p text:style-name="P65">Jarvis provides configurable “exec” extensions (e.g. running Jasper reports).</text:p>
            </text:list-item>
            <text:list-item>
              <text:p text:style-name="P65">Jarvis provides a “plugin” mechanism for adding custom Perl modules.</text:p>
            </text:list-item>
          </text:list>
        </text:list-item>
        <text:list-item>
          <text:p text:style-name="P62">Standards-Based:</text:p>
          <text:list>
            <text:list-item>
              <text:p text:style-name="P65">Jarvis is based on XML, JSON, http/s and REST.</text:p>
            </text:list-item>
          </text:list>
        </text:list-item>
        <text:list-item>
          <text:p text:style-name="P62">Reasonably Efficient:</text:p>
          <text:list>
            <text:list-item>
              <text:p text:style-name="P65">Jarvis is “plenty fast enough”. <text:s/></text:p>
            </text:list-item>
            <text:list-item>
              <text:p text:style-name="P65">Jarvis is written in a scripted language as many back end services are.</text:p>
            </text:list-item>
            <text:list-item>
              <text:p text:style-name="P65">Jarvis doesn't cache database connections. <text:s/>This may be a future enhancement.</text:p>
            </text:list-item>
          </text:list>
        </text:list-item>
      </text:list>
      <text:p text:style-name="P24">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45">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45">Jarvis is distributed in the hope that it will be useful, but WITHOUT ANY WARRANTY; without even the implied warranty of MERCHANTABILITY or FITNESS FOR A PARTICULAR PURPOSE. <text:s/>See the GNU General Public License for more details.</text:p>
      <text:p text:style-name="P45">You should have received a copy of the GNU Lesser General Public License along with Jarvis. <text:s/>If not, see &lt;http://www.gnu.org/licenses/&gt;.</text:p>
      <text:p text:style-name="P45">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15" text:outline-level="1">Installation</text:h>
      <text:h text:style-name="Heading_20_2" text:outline-level="2">Unpacking</text:h>
      <text:p text:style-name="Text_20_body">Install the appropriate package for your system. <text:s/>The following directory tree should be created. <text:s/>Paths are given for Debian, and for "other" systems.</text:p>
      <table:table table:name="Table1" table:style-name="Table1">
        <table:table-column table:style-name="Table1.A"/>
        <table:table-column table:style-name="Table1.B"/>
        <table:table-row>
          <table:table-cell table:style-name="Table1.A1" office:value-type="string">
            <text:p text:style-name="P13">Path</text:p>
          </table:table-cell>
          <table:table-cell table:style-name="Table1.B1" office:value-type="string">
            <text:p text:style-name="P13">Notes</text:p>
          </table:table-cell>
        </table:table-row>
        <table:table-row>
          <table:table-cell table:style-name="Table1.A2" office:value-type="string">
            <text:p text:style-name="Table_20_Contents">Debian:</text:p>
            <text:p text:style-name="P13">/usr/share/jarvis/cgi-bin</text:p>
            <text:p text:style-name="Table_20_Contents"/>
            <text:p text:style-name="Table_20_Contents">Other:</text:p>
            <text:p text:style-name="P13">/opt/jarvis/cgi-bin</text:p>
          </table:table-cell>
          <table:table-cell table:style-name="Table1.B2" office:value-type="string">
            <text:p text:style-name="Table_20_Contents">This contains jarvis-agent, which is the CGI script which accepts requests over http/https when not using mod_perl. <text:s/>The jarvis-agent file is relatively simple. <text:s/>Most of the functionality is in the lib/Jarvis/*.pm files in the lib directory.</text:p>
          </table:table-cell>
        </table:table-row>
        <table:table-row>
          <table:table-cell table:style-name="Table1.A2" office:value-type="string">
            <text:p text:style-name="Table_20_Contents">Debian:</text:p>
            <text:p text:style-name="P13">/usr/share/jarvis/demo</text:p>
            <text:p text:style-name="Table_20_Contents"/>
            <text:p text:style-name="Table_20_Contents">Other:</text:p>
            <text:p text:style-name="P13">/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Debian:</text:p>
            <text:p text:style-name="P13">/usr/share/doc/jarvis</text:p>
            <text:p text:style-name="P13"/>
            <text:p text:style-name="P20">Other:</text:p>
            <text:p text:style-name="P13">/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Debian:</text:p>
            <text:p text:style-name="P13">/usr/share/jarvis/etc</text:p>
            <text:p text:style-name="P20"/>
            <text:p text:style-name="P20">Other:</text:p>
            <text:p text:style-name="P13">/opt/jarvis/etc</text:p>
          </table:table-cell>
          <table:table-cell table:style-name="Table1.B2" office:value-type="string">
            <text:p text:style-name="Table_20_Contents">Your application top-level configuration XML file will go here. <text:s/>Under Linux/Unix you will typically soft link to your application directory.</text:p>
            <text:p text:style-name="Table_20_Contents"/>
            <text:p text:style-name="Table_20_Contents">Apache configuration files are also placed here.</text:p>
          </table:table-cell>
        </table:table-row>
        <table:table-row>
          <table:table-cell table:style-name="Table1.A2" office:value-type="string">
            <text:p text:style-name="Table_20_Contents">Debian:</text:p>
            <text:p text:style-name="P13">/usr/share/jarvis/htdocs</text:p>
            <text:p text:style-name="P20"/>
            <text:p text:style-name="P20">Other:</text:p>
            <text:p text:style-name="P13">/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Debian:</text:p>
            <text:p text:style-name="P13">/usr/share/jarvis/lib</text:p>
            <text:p text:style-name="Table_20_Contents"/>
            <text:p text:style-name="P20">Other:</text:p>
            <text:p text:style-name="P13">/opt/jarvis/lib</text:p>
          </table:table-cell>
          <table:table-cell table:style-name="Table1.B2" office:value-type="string">
            <text:p text:style-name="Table_20_Contents">This contains the majority of the Jarvis functionality as a set of Perl modules.</text:p>
          </table:table-cell>
        </table:table-row>
        <table:table-row>
          <table:table-cell table:style-name="Table1.A2" office:value-type="string">
            <text:p text:style-name="Table_20_Contents">Debian-Only:</text:p>
            <text:p text:style-name="P13">/var/lib/jarvis</text:p>
          </table:table-cell>
          <table:table-cell table:style-name="Table1.B2" office:value-type="string">
            <text:p text:style-name="Table_20_Contents">Working directory for SQLite database files for Tracker and Demo applications, also recommended location for CGI session fi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text:soft-page-break/>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Code">sudo apt-get install libcrypt-eksblowfish-perl <text:s/></text:p>
      <text:p text:style-name="Code"><text:s text:c="27"/>(Login = Database, Authentication = 'eksblowfish')</text:p>
      <text:h text:style-name="Heading_20_2" text:outline-level="2">Apache2 Configuration – Without mod_perl</text:h>
      <text:p text:style-name="P36">If performance is not a significant factor, you can simply run Jarvis as a CGI script without using mod_perl. <text:s/>Add the following lines to your server configuration.</text:p>
      <text:p text:style-name="P36">Note: When installing the Debian package, this setup is done automatically.</text:p>
      <text:p text:style-name="P38">For Debian:</text:p>
      <text:p text:style-name="P6">ScriptAlias /jarvis-agent "/usr/share/jarvis/cgi-bin/agent.pl"</text:p>
      <text:p text:style-name="P49">Alias /jarvis/ "/usr/share/jarvis/htdocs/"</text:p>
      <text:p text:style-name="P36"/>
      <text:p text:style-name="P38">For Other Systems:</text:p>
      <text:p text:style-name="P6">ScriptAlias /jarvis-agent "/opt/jarvis/cgi-bin/agent.pl"</text:p>
      <text:p text:style-name="P49">Alias /jarvis/ "/opt/jarvis/htdocs/"</text:p>
      <text:p text:style-name="P36"/>
      <text:p text:style-name="P36">These lines are contained in the supplied "apache/jarvis.conf" file. <text:s/>Under Linux you can generally copy or soft-link this file into the /etc/apache2/conf.d directory.</text:p>
      <text:h text:style-name="Heading_20_2" text:outline-level="2">Apache2 Configuration – With mod_perl</text:h>
      <text:p text:style-name="P36">Jarvis supports the Apache mod_perl mechanism. <text:s/>Without mod_perl, the webserver must compile and execute the Perl code for each request. <text:s/>Equally, without mod_perl, a new database connection must be made for each request.</text:p>
      <text:p text:style-name="P36">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55">Once mod_perl is configured and available, add the following lines to your server configuration.</text:p>
      <text:p text:style-name="P55"><text:soft-page-break/>Note: When installing the Debian package, this setup is done automatically.</text:p>
      <text:p text:style-name="P56">For Debian:</text:p>
      <text:p text:style-name="P6">PerlRequire /etc/jarvis/apache/startup.pl</text:p>
      <text:p text:style-name="P49">&lt;Location ~ "/jarvis-agent/.*"&gt;</text:p>
      <text:p text:style-name="P49"><text:s text:c="4"/>SetHandler perl-script</text:p>
      <text:p text:style-name="P49"><text:s text:c="4"/>PerlResponseHandler Jarvis::Agent</text:p>
      <text:p text:style-name="P49">&lt;/Location&gt;</text:p>
      <text:p text:style-name="P49"/>
      <text:p text:style-name="P49">Alias /jarvis/ "/usr/share/jarvis/htdocs/"</text:p>
      <text:p text:style-name="Text_20_body"/>
      <text:p text:style-name="P37">For Other Systems:</text:p>
      <text:p text:style-name="P6">PerlRequire /opt/jarvis/etc/apache/startup.pl</text:p>
      <text:p text:style-name="P49">&lt;Location ~ "/jarvis-agent/.*"&gt;</text:p>
      <text:p text:style-name="P49"><text:s text:c="4"/>SetHandler perl-script</text:p>
      <text:p text:style-name="P49"><text:s text:c="4"/>PerlResponseHandler Jarvis::Agent</text:p>
      <text:p text:style-name="P49">&lt;/Location&gt;</text:p>
      <text:p text:style-name="P49"/>
      <text:p text:style-name="P49">Alias /jarvis/ "/opt/jarvis/htdocs/"</text:p>
      <text:p text:style-name="Text_20_body"/>
      <text:p text:style-name="P36">These lines are contained in the supplied "apache/jarvis-mod-perl.conf" file. <text:s/>Under Linux you can generally copy or soft-link this file into the /etc/apache2/conf.d directory.</text:p>
      <text:p text:style-name="Text_20_body">Note that if you are co-hosting Jarvis on a server running drupal from the root path, you will probably need to exclude jarvis-agent from the drupal rewrite rule. <text:s/>E.g. something like the following needs to be added to /usr/share/drupal6/.htaccess.</text:p>
      <text:p text:style-name="P12"><text:s text:c="2"/>RewriteCond %{REQUEST_URI} !^/jarvis-agent/</text:p>
      <text:p text:style-name="Text_20_body"/>
      <text:p text:style-name="Text_20_body">Otherwise you will find that Drupal attempts to handle your jarvis-agent requests. <text:s/>Note that this is only required when running with mod_perl. <text:s/>When running via a simple ScriptAlias (see below), Apache will give priority to the Alias match over the Drupal match, and the problem does not arise.</text:p>
      <text:h text:style-name="Heading_20_2" text:outline-level="2">Relocating Jarvis</text:h>
      <text:p text:style-name="Text_20_body">This example shows Jarvis installed into the default locations. <text:s/>If you install jarvis into another location, then you must change the Jarvis installation path in the following locations:</text:p>
      <text:list xml:id="list1204864643" text:style-name="L3">
        <text:list-item>
          <text:p text:style-name="P63">Modify the Apache configuration (as described above).</text:p>
        </text:list-item>
        <text:list-item>
          <text:p text:style-name="P63">Modify the Jarvis module path in etc/apache/startup.pl (only if using mod_perl).</text:p>
        </text:list-item>
      </text:list>
      <text:p text:style-name="Text_20_body">The startup.pl script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
      <text:p text:style-name="Code">use lib qw(/usr/share/jarvis/lib); <text:s text:c="5"/># For Debian.</text:p>
      <text:p text:style-name="Code">use lib qw(/opt/jarvis/lib); <text:s text:c="11"/># For other systems.</text:p>
      <text:p text:style-name="Code"/>
      <text:p text:style-name="Code">1;</text:p>
      <text:p text:style-name="Text_20_body"/>
      <text:h text:style-name="Heading_20_2" text:outline-level="2"><text:soft-page-break/>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15"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529906804" text:style-name="L4">
        <text:list-item>
          <text:p text:style-name="P71">The database connection.</text:p>
        </text:list-item>
        <text:list-item>
          <text:p text:style-name="P71">The username/group list.</text:p>
        </text:list-item>
        <text:list-item>
          <text:p text:style-name="P71">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var/lib/jarvis/tracker/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oft-page-break/><text:s text:c="16"/>expiry="+3M" cookie="APP_CGISESSID"&gt;</text:p>
      <text:p text:style-name="Code"><text:s text:c="12"/>&lt;parameter name="Directory" value="/home/myapp/tmp/sessions"/&gt;</text:p>
      <text:p text:style-name="Code"><text:s text:c="8"/>&lt;/sessiondb&gt;</text:p>
      <text:p text:style-name="Code"/>
      <text:p text:style-name="Code"><text:s text:c="8"/>&lt;exec dataset="sample" access="*" </text:p>
      <text:p text:style-name="Code"><text:s text:c="12"/>command="/path/to/program" </text:p>
      <text:p text:style-name="Code"><text:s text:c="12"/>add_headers="yes" filename_parameter="filename"/&gt;</text:p>
      <text:p text:style-name="Code"/>
      <text:p text:style-name="Code"><text:s text:c="8"/>&lt;plugin dataset="csvexport" access="admin" </text:p>
      <text:p text:style-name="Code"><text:s text:c="12"/>lib="/path/to/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Attribute</text:p>
            </table:table-cell>
            <table:table-cell table:style-name="Table2.A1" office:value-type="string">
              <text:p text:style-name="P13">Default</text:p>
            </table:table-cell>
            <table:table-cell table:style-name="Table2.C1" office:value-type="string">
              <text:p text:style-name="P13">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require_https</text:p>
          </table:table-cell>
          <table:table-cell table:style-name="Table2.A2" office:value-type="string">
            <text:p text:style-name="Table_20_Contents">no</text:p>
          </table:table-cell>
          <table:table-cell table:style-name="Table2.C2" office:value-type="string">
            <text:p text:style-name="Table_20_Contents">Require all connections for this application to use HTTPS.</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ext:soft-page-break/>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5">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21">Table <text:sequence text:ref-name="refTable0" text:name="Table" text:formula="ooow:Table+1" style:num-format="1">1</text:sequence>: &lt;jarvis&gt;&lt;app&gt; Attributes</text:p>
      <text:h text:style-name="Heading_20_2" text:outline-level="2"><text:soft-page-break/>Configuration: format</text:h>
      <text:p text:style-name="P7">This determines the default returned format. <text:s/>Specify “json”, “xml” or “csv”. </text:p>
      <text:list xml:id="list689984172" text:style-name="L5">
        <text:list-item>
          <text:p text:style-name="P72">This may be over-ridden a per-request basis with the CGI parameter “format”.</text:p>
        </text:list-item>
        <text:list-item>
          <text:p text:style-name="P72">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1524573243" text:style-name="L6">
        <text:list-item>
          <text:p text:style-name="P73">All client-submitted request body.</text:p>
        </text:list-item>
        <text:list-item>
          <text:p text:style-name="P73">All returned XML/JSON/CSV content.</text:p>
        </text:list-item>
        <text:list-item>
          <text:p text:style-name="P73">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3">Attribute</text:p>
            </table:table-cell>
            <table:table-cell table:style-name="Table20.B1" office:value-type="string">
              <text:p text:style-name="P13">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21">Table <text:sequence text:ref-name="refTable1" text:name="Table" text:formula="ooow:Table+1" style:num-format="1">2</text:sequence>: Log Format Placeholders</text:p>
      <text:h text:style-name="Heading_20_2" text:outline-level="2"><text:soft-page-break/>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906088949" text:style-name="L7">
        <text:list-item>
          <text:p text:style-name="P74">Extract ALL records from the database query.</text:p>
        </text:list-item>
        <text:list-item>
          <text:p text:style-name="P74">Slice out and return only those rows specified by the page parameters. <text:s/>E.g start = 50, limit = 25 means return rows with zero-based indexes 50-74.</text:p>
        </text:list-item>
        <text:list-item>
          <text:p text:style-name="P74">Return “fetched” as the total number of all rows read from the database query.</text:p>
        </text:list-item>
        <text:list-item>
          <text:p text:style-name="P74">Return “returned” as the number of data rows from the sliced page.</text:p>
        </text:list-item>
        <text:list-item>
          <text:p text:style-name="P74">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383172444" text:continue-numbering="true" text:style-name="L7">
        <text:list-item>
          <text:p text:style-name="P74">Extract ALL records from the database query in the default query sort order.</text:p>
        </text:list-item>
        <text:list-item>
          <text:p text:style-name="P74">Use Perl “cmp” alphabetical sorting either ascending or descending.</text:p>
        </text:list-item>
        <text:list-item>
          <text:p text:style-name="P74">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ext:soft-page-break/>This must be defined, but if your application really has no datasets (perhaps is it consists entirely of exec and plugin actions) then you may define dataset_dir to be /dev/null or some non-existent location.</text:p>
      <text:list xml:id="list1578813186" text:style-name="L8">
        <text:list-item>
          <text:p text:style-name="P75">All dataset definitions must be contained within XML files contained in or below the single directory path specified by the “dataset_dir” parameter.</text:p>
        </text:list-item>
        <text:list-item>
          <text:p text:style-name="P75">All dataset files must have the suffix “.xml”.</text:p>
        </text:list-item>
        <text:list-item>
          <text:p text:style-name="P75">The “.xml” suffix must not be included in the dataset name as provided by the client, it will always be added by Jarvis.</text:p>
        </text:list-item>
        <text:list-item>
          <text:p text:style-name="P75">The dataset name specified by the client must consist only of characters from the following list: “a-z”, “A-Z”, “0-9”, “_” (underscore), “-” (hyphen) and “.” (dot).</text:p>
        </text:list-item>
        <text:list-item>
          <text:p text:style-name="P75">A “.” (dot) character in the dataset name is interpreted as a directory separator by Jarvis. <text:s/>On Unix-based systems this is a forward-slash. <text:s/>On Windows-based systems, Perl will translate the forward slash into a backslash.</text:p>
        </text:list-item>
        <text:list-item>
          <text:p text:style-name="P75">A dataset name specified by the client may not start or end with a dot.</text:p>
        </text:list-item>
      </text:list>
      <text:p text:style-name="P7">Consider the following examples for &lt;dataset_dir&gt;/path/to/dataset&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3">Client Requests</text:p>
            </table:table-cell>
            <table:table-cell table:style-name="Table21.B1" office:value-type="string">
              <text:p text:style-name="P13">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path/to/dataset/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path/to/dataset/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path/to/dataset/myset/xml.xml</text:p>
          </table:table-cell>
        </table:table-row>
      </table:table>
      <text:p text:style-name="P21">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login, or hook module. </text:p>
      <text:p text:style-name="Text_20_body">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ext:soft-page-break/>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25">Every application must have a login module defined. <text:s/>Jarvis offers half a dozen login modules to handle commonly used situations. <text:s text:c="2"/>You can easily add your own by copying and modifying the supplied defaults.</text:p>
      <text:p text:style-name="P25">Login configuration is the subject of a separate chapter. <text:s/>A complete list of Jarvis-supplied modules is given in that section, along with all associated configuration parameters.</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Attribute</text:p>
            </table:table-cell>
            <table:table-cell table:style-name="Table3.A1" office:value-type="string">
              <text:p text:style-name="P13">Default</text:p>
            </table:table-cell>
            <table:table-cell table:style-name="Table3.C1" office:value-type="string">
              <text:p text:style-name="P13">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21">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600913266" text:style-name="L9">
        <text:list-item>
          <text:p text:style-name="P76">dbi:Pg:&lt;database-handle&gt; (Postgres)</text:p>
        </text:list-item>
        <text:list-item>
          <text:p text:style-name="P76">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Attribute</text:p>
          </table:table-cell>
          <table:table-cell table:style-name="Table4.A1" office:value-type="string">
            <text:p text:style-name="P13">Default</text:p>
          </table:table-cell>
          <table:table-cell table:style-name="Table4.C1" office:value-type="string">
            <text:p text:style-name="P13">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ext:soft-page-break/>
        <table:table-row table:style-name="Table4.1">
          <table:table-cell table:style-name="Table4.A2" office:value-type="string">
            <text:p text:style-name="Table_20_Contents">sid_source</text:p>
          </table:table-cell>
          <table:table-cell table:style-name="Table4.A2" office:value-type="string">
            <text:p text:style-name="Table_20_Contents">cookie</text:p>
          </table:table-cell>
          <table:table-cell table:style-name="Table4.C2" office:value-type="string">
            <text:p text:style-name="Table_20_Contents">The places where Jarvis should look for the SID. This is a comma-separated string of the following options:</text:p>
            <text:list xml:id="list1694846251" text:style-name="L10">
              <text:list-item>
                <text:p text:style-name="P116">cookie <text:s text:c="2"/>- Look in the cookie (as per the 'cookie' attribute).</text:p>
              </text:list-item>
              <text:list-item>
                <text:p text:style-name="P116">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P21">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3">Name</text:p>
            </table:table-cell>
            <table:table-cell table:style-name="Table5.A1" office:value-type="string">
              <text:p text:style-name="P13">Default</text:p>
            </table:table-cell>
            <table:table-cell table:style-name="Table5.C1" office:value-type="string">
              <text:p text:style-name="P13">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21">Table <text:sequence text:ref-name="refTable5" text:name="Table" text:formula="ooow:Table+1" style:num-format="1">6</text:sequence>: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Text_20_body">The following considerations apply:</text:p>
      <table:table table:name="Table31" table:style-name="Table31">
        <table:table-column table:style-name="Table31.A"/>
        <table:table-column table:style-name="Table31.B"/>
        <table:table-row table:style-name="Table31.1">
          <table:table-cell table:style-name="Table31.A1" office:value-type="string">
            <text:p text:style-name="P14">With Jarvis &lt;sessiondb&gt; and cookie.</text:p>
          </table:table-cell>
          <table:table-cell table:style-name="Table31.B1" office:value-type="string">
            <text:p text:style-name="P14">Without Jarvis &lt;sessiondb&gt; or cookie.</text:p>
          </table:table-cell>
        </table:table-row>
        <table:table-row table:style-name="Table31.1">
          <table:table-cell table:style-name="Table31.A2" office:value-type="string">
            <text:p text:style-name="Text_20_body">More secure. <text:s/>No need to pass “username” and “password” in each request.</text:p>
          </table:table-cell>
          <table:table-cell table:style-name="Table31.B2" office:value-type="string">
            <text:p text:style-name="P39">This is a key point. <text:s/>If the login settings you are using requires a username and/or password then in general a &lt;sessiondb&gt; is recommended.</text:p>
          </table:table-cell>
        </table:table-row>
        <table:table-row table:style-name="Table31.1">
          <table:table-cell table:style-name="Table31.A2" office:value-type="string">
            <text:p text:style-name="Text_20_body">Less secure. <text:s/>If the user is blocked in the underlying database, they can still continue to access Jarvis as long as the cookie is valid.</text:p>
          </table:table-cell>
          <table:table-cell table:style-name="Table31.B2" office:value-type="string">
            <text:p text:style-name="Text_20_body">More secure. <text:s/>If the user is blocked in the user database, they are immediately locked out of Jarvis access.</text:p>
          </table:table-cell>
        </table:table-row>
        <table:table-row table:style-name="Table31.1">
          <table:table-cell table:style-name="Table31.A2" office:value-type="string">
            <text:p text:style-name="Text_20_body">More efficient. <text:s/>No need to re-perform the full login sequence for each request.</text:p>
          </table:table-cell>
          <table:table-cell table:style-name="Table31.B2" office:value-type="string">
            <text:p text:style-name="Text_20_body">More secure. <text:s/>If login configuration is setup to check on Certificate or IP address, it would be better to perform this check on every request.</text:p>
          </table:table-cell>
        </table:table-row>
        <text:soft-page-break/>
        <table:table-row table:style-name="Table31.1">
          <table:table-cell table:style-name="Table31.A2"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31.B2" office:value-type="string">
            <text:p text:style-name="Table_20_Contents">User Changes Detected: Any changes to the parent session will be immediately detected by Jarvis.</text:p>
          </table:table-cell>
        </table:table-row>
      </table:table>
      <text:p text:style-name="P21">Table <text:sequence text:ref-name="refTable6" text:name="Table" text:formula="ooow:Table+1" style:num-format="1">7</text:sequence>: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693618332" text:style-name="L11">
        <text:list-item>
          <text:p text:style-name="P77">Cookie-only based authentication. <text:s/>The default approach to session management is for Jarvis to store session ID's in a HTTP cookie. This cookie is returned to the client with every successful request to Jarvis. This approach:</text:p>
          <text:list>
            <text:list-item>
              <text:p text:style-name="P77">Requires no specific support by client applications. Web browsers will transfer the cookie automatically with every request.</text:p>
            </text:list-item>
            <text:list-item>
              <text:p text:style-name="P77">Allows web-browser applications to have the same session across all open windows. E.g. this allows users to open many browser tabs/windows into the application, and all of these will use the same session ID. </text:p>
            </text:list-item>
            <text:list-item>
              <text:p text:style-name="P77">Allows users to, within the session timeout, re-access web based systems without retyping their username/password.</text:p>
            </text:list-item>
          </text:list>
        </text:list-item>
        <text:list-item>
          <text:p text:style-name="P77">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77">Without explicit support in the application to manage and support it, each new window or tab opened for a web-based application will require the user to log back into the application. In many situations this is highly undesirable.</text:p>
            </text:list-item>
            <text:list-item>
              <text:p text:style-name="P77">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77">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77">Jarvis will look for the URL parameter holding the SID, but if not found, look for the cookie.</text:p>
            </text:list-item>
            <text:list-item>
              <text:p text:style-name="P77">The client system can by default use cookie based SIDs, and then, when necessary (e.g. when the user wants a secondary login to the application), switch to using URL based SIDs.</text:p>
            </text:list-item>
            <text:list-item>
              <text:p text:style-name="P77">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text:soft-page-break/>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2" text:outline-level="2">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325605010" text:style-name="L12">
        <text:list-item>
          <text:p text:style-name="P78"><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78"><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78"><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115" text:outline-level="1">Login Module Configuration</text:h>
      <text:h text:style-name="Heading_20_2" text:outline-level="2">Standard Modules</text:h>
      <text:p text:style-name="Text_20_body">Jarvis uses a pluggable login module mechanism. <text:s/>The following modules are provided in the installed Jarvis "lib" directory:</text:p>
      <text:list xml:id="list1108883906" text:style-name="L13">
        <text:list-item>
          <text:p text:style-name="P99">ActiveDirectory.pm</text:p>
        </text:list-item>
        <text:list-item>
          <text:p text:style-name="P103">BasicAuth.pm</text:p>
        </text:list-item>
        <text:list-item>
          <text:p text:style-name="P103">Database.pm</text:p>
        </text:list-item>
        <text:list-item>
          <text:p text:style-name="P103">Adempiere.pm</text:p>
        </text:list-item>
        <text:list-item>
          <text:p text:style-name="P103">Drupal6.pm</text:p>
        </text:list-item>
        <text:list-item>
          <text:p text:style-name="P103">None.pm</text:p>
        </text:list-item>
        <text:list-item>
          <text:p text:style-name="P79">Single.pm</text:p>
        </text:list-item>
      </text:list>
      <text:p text:style-name="Text_20_body">You may copy/modify these to create custom login modules.</text:p>
      <text:p text:style-name="Text_20_body">All modules are configured by a "login" element with the following parameters.</text:p>
      <table:table table:name="Table32" table:style-name="Table32">
        <table:table-column table:style-name="Table32.A"/>
        <table:table-column table:style-name="Table32.B"/>
        <table:table-column table:style-name="Table32.C"/>
        <table:table-header-rows>
          <table:table-row table:style-name="Table32.1">
            <table:table-cell table:style-name="Table32.A1" office:value-type="string">
              <text:p text:style-name="P13">Attribute</text:p>
            </table:table-cell>
            <table:table-cell table:style-name="Table32.A1" office:value-type="string">
              <text:p text:style-name="P13">Default</text:p>
            </table:table-cell>
            <table:table-cell table:style-name="Table32.C1" office:value-type="string">
              <text:p text:style-name="P13">Notes</text:p>
            </table:table-cell>
          </table:table-row>
        </table:table-header-rows>
        <table:table-row table:style-name="Table32.1">
          <table:table-cell table:style-name="Table32.A2" office:value-type="string">
            <text:p text:style-name="P15">module</text:p>
          </table:table-cell>
          <table:table-cell table:style-name="Table32.A2" office:value-type="string">
            <text:p text:style-name="P15">&lt;none&gt;</text:p>
          </table:table-cell>
          <table:table-cell table:style-name="Table32.C2" office:value-type="string">
            <text:p text:style-name="P15">Full name of the module to load, e.g. Jarvis::Login::None.</text:p>
          </table:table-cell>
        </table:table-row>
        <table:table-row table:style-name="Table32.1">
          <table:table-cell table:style-name="Table32.A2" office:value-type="string">
            <text:p text:style-name="P15">lib</text:p>
          </table:table-cell>
          <table:table-cell table:style-name="Table32.A2" office:value-type="string">
            <text:p text:style-name="P15">&lt;none&gt;</text:p>
          </table:table-cell>
          <table:table-cell table:style-name="Table32.C2" office:value-type="string">
            <text:p text:style-name="P15">Optional base library directory in which to find the module. <text:s/>Note that the "default_libs" are also searched.</text:p>
          </table:table-cell>
        </table:table-row>
        <table:table-row table:style-name="Table32.1">
          <table:table-cell table:style-name="Table32.A2" office:value-type="string">
            <text:p text:style-name="P15">parameter</text:p>
          </table:table-cell>
          <table:table-cell table:style-name="Table32.A2" office:value-type="string">
            <text:p text:style-name="P15">&lt;none&gt;</text:p>
          </table:table-cell>
          <table:table-cell table:style-name="Table32.C2" office:value-type="string">
            <text:p text:style-name="P15">One or more sub-parameters with "name" and "value" attributes.</text:p>
          </table:table-cell>
        </table:table-row>
      </table:table>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 </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3">Attribute</text:p>
            </table:table-cell>
            <table:table-cell table:style-name="Table8.A1" office:value-type="string">
              <text:p text:style-name="P13">Default</text:p>
            </table:table-cell>
            <table:table-cell table:style-name="Table8.C1" office:value-type="string">
              <text:p text:style-name="P13">Notes</text:p>
            </table:table-cell>
          </table:table-row>
        </table:table-header-rows>
        <table:table-row table:style-name="Table8.1">
          <table:table-cell table:style-name="Table8.A2" office:value-type="string">
            <text:p text:style-name="P15">server</text:p>
          </table:table-cell>
          <table:table-cell table:style-name="Table8.A2" office:value-type="string">
            <text:p text:style-name="P15">&lt;none&gt;</text:p>
          </table:table-cell>
          <table:table-cell table:style-name="Table8.C2" office:value-type="string">
            <text:p text:style-name="P15">IP address or resolvable DNS name locating the primary domain controller. <text:s/>Mandatory. <text:s/>Secondary controllers are not supported.</text:p>
          </table:table-cell>
        </table:table-row>
        <table:table-row table:style-name="Table8.1">
          <table:table-cell table:style-name="Table8.A2" office:value-type="string">
            <text:p text:style-name="P15">port</text:p>
          </table:table-cell>
          <table:table-cell table:style-name="Table8.A2" office:value-type="string">
            <text:p text:style-name="P15">389</text:p>
          </table:table-cell>
          <table:table-cell table:style-name="Table8.C2" office:value-type="string">
            <text:p text:style-name="P15">IP port number.</text:p>
          </table:table-cell>
        </table:table-row>
        <table:table-row table:style-name="Table8.1">
          <table:table-cell table:style-name="Table8.A2" office:value-type="string">
            <text:p text:style-name="P15">bind_username</text:p>
          </table:table-cell>
          <table:table-cell table:style-name="Table8.A2" office:value-type="string">
            <text:p text:style-name="P15">''</text:p>
          </table:table-cell>
          <table:table-cell table:style-name="Table8.C2" office:value-type="string">
            <text:p text:style-name="P15">The username to be specified at the bind attempt.</text:p>
          </table:table-cell>
        </table:table-row>
        <table:table-row table:style-name="Table8.1">
          <table:table-cell table:style-name="Table8.A2" office:value-type="string">
            <text:p text:style-name="P15">bind_password</text:p>
          </table:table-cell>
          <table:table-cell table:style-name="Table8.A2" office:value-type="string">
            <text:p text:style-name="P15">''</text:p>
          </table:table-cell>
          <table:table-cell table:style-name="Table8.C2" office:value-type="string">
            <text:p text:style-name="P15">The password to be specified at the bind attempt.</text:p>
          </table:table-cell>
        </table:table-row>
        <table:table-row table:style-name="Table8.1">
          <table:table-cell table:style-name="Table8.A2" office:value-type="string">
            <text:p text:style-name="P15">base_object</text:p>
          </table:table-cell>
          <table:table-cell table:style-name="Table8.A2" office:value-type="string">
            <text:p text:style-name="P15">&lt;none&gt;</text:p>
          </table:table-cell>
          <table:table-cell table:style-name="Table8.C2" office:value-type="string">
            <text:p text:style-name="P15">The base object to be specified in the search request. <text:s/>Mandatory.</text:p>
          </table:table-cell>
        </table:table-row>
      </table:table>
      <text:p text:style-name="P21">Table <text:sequence text:ref-name="refTable7" text:name="Table" text:formula="ooow:Table+1" style:num-format="1">8</text:sequence>: Active Directory Login Module Parameters</text:p>
      <text:p text:style-name="Text_20_body"><text:soft-page-break/>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3">Attribute</text:p>
            </table:table-cell>
            <table:table-cell table:style-name="Table9.A1" office:value-type="string">
              <text:p text:style-name="P13">Default</text:p>
            </table:table-cell>
            <table:table-cell table:style-name="Table9.C1" office:value-type="string">
              <text:p text:style-name="P13">Notes</text:p>
            </table:table-cell>
          </table:table-row>
        </table:table-header-rows>
        <table:table-row table:style-name="Table9.1">
          <table:table-cell table:style-name="Table9.A2" office:value-type="string">
            <text:p text:style-name="P15">require_https</text:p>
          </table:table-cell>
          <table:table-cell table:style-name="Table9.A2" office:value-type="string">
            <text:p text:style-name="P15">no</text:p>
          </table:table-cell>
          <table:table-cell table:style-name="Table9.C2" office:value-type="string">
            <text:p text:style-name="P15">If “yes” then we require the connection to be HTTPS not HTTP.</text:p>
          </table:table-cell>
        </table:table-row>
        <table:table-row table:style-name="Table9.1">
          <table:table-cell table:style-name="Table9.A2" office:value-type="string">
            <text:p text:style-name="P15">remote_ip</text:p>
          </table:table-cell>
          <table:table-cell table:style-name="Table9.A2" office:value-type="string">
            <text:p text:style-name="P15">&lt;none&gt;</text:p>
          </table:table-cell>
          <table:table-cell table:style-name="Table9.C2" office:value-type="string">
            <text:p text:style-name="P15">If specified, this is a comma-separated list if IP addresses, one of which must be an exact match on the user's IP address.</text:p>
          </table:table-cell>
        </table:table-row>
        <table:table-row table:style-name="Table9.1">
          <table:table-cell table:style-name="Table9.A2" office:value-type="string">
            <text:p text:style-name="P15">remote_user</text:p>
          </table:table-cell>
          <table:table-cell table:style-name="Table9.A2" office:value-type="string">
            <text:p text:style-name="P15">&lt;none&gt;</text:p>
          </table:table-cell>
          <table:table-cell table:style-name="Table9.C2" office:value-type="string">
            <text:p text:style-name="P15">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5">username</text:p>
          </table:table-cell>
          <table:table-cell table:style-name="Table9.A2" office:value-type="string">
            <text:p text:style-name="P15">&lt;none&gt;</text:p>
          </table:table-cell>
          <table:table-cell table:style-name="Table9.C2" office:value-type="string">
            <text:p text:style-name="P15">Jarvis username which the user will be granted. <text:s/>If not specified, the name passed from Apache BasicAuth will be used.</text:p>
          </table:table-cell>
        </table:table-row>
        <table:table-row table:style-name="Table9.1">
          <table:table-cell table:style-name="Table9.A2" office:value-type="string">
            <text:p text:style-name="P15">group_list</text:p>
          </table:table-cell>
          <table:table-cell table:style-name="Table9.A2" office:value-type="string">
            <text:p text:style-name="P15">&lt;none&gt;</text:p>
          </table:table-cell>
          <table:table-cell table:style-name="Table9.C2" office:value-type="string">
            <text:p text:style-name="P15">This is the comma-separated Jarvis group list to grant to this user. <text:s/>If not specified, then a single group with name identical to the assigned Jarvis username will be used.</text:p>
          </table:table-cell>
        </table:table-row>
      </table:table>
      <text:p text:style-name="P21">Table <text:sequence text:ref-name="refTable8" text:name="Table" text:formula="ooow:Table+1" style:num-format="1">9</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text:soft-page-break/>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3">Attribute</text:p>
            </table:table-cell>
            <table:table-cell table:style-name="Table10.A1" office:value-type="string">
              <text:p text:style-name="P13">Default</text:p>
            </table:table-cell>
            <table:table-cell table:style-name="Table10.C1" office:value-type="string">
              <text:p text:style-name="P13">Notes</text:p>
            </table:table-cell>
          </table:table-row>
        </table:table-header-rows>
        <table:table-row table:style-name="Table10.1">
          <table:table-cell table:style-name="Table10.A2" office:value-type="string">
            <text:p text:style-name="P15">user_table</text:p>
          </table:table-cell>
          <table:table-cell table:style-name="Table10.A2" office:value-type="string">
            <text:p text:style-name="P15">&lt;none&gt;</text:p>
          </table:table-cell>
          <table:table-cell table:style-name="Table10.C2" office:value-type="string">
            <text:p text:style-name="P15">Name of the database table containing username and password columns. <text:s/>Mandatory.</text:p>
          </table:table-cell>
        </table:table-row>
        <table:table-row table:style-name="Table10.1">
          <table:table-cell table:style-name="Table10.A2" office:value-type="string">
            <text:p text:style-name="P15">user_id_column</text:p>
          </table:table-cell>
          <table:table-cell table:style-name="Table10.A2" office:value-type="string">
            <text:p text:style-name="P15">&lt;none&gt;</text:p>
          </table:table-cell>
          <table:table-cell table:style-name="Table10.C2" office:value-type="string">
            <text:p text:style-name="P15">Name of username ID column. <text:s/>Optional.</text:p>
          </table:table-cell>
        </table:table-row>
        <table:table-row table:style-name="Table10.1">
          <table:table-cell table:style-name="Table10.A2" office:value-type="string">
            <text:p text:style-name="P15">user_username_column</text:p>
          </table:table-cell>
          <table:table-cell table:style-name="Table10.A2" office:value-type="string">
            <text:p text:style-name="P15">&lt;none&gt;</text:p>
          </table:table-cell>
          <table:table-cell table:style-name="Table10.C2" office:value-type="string">
            <text:p text:style-name="P15">Name of the username column. <text:s/>Mandatory.</text:p>
          </table:table-cell>
        </table:table-row>
        <table:table-row table:style-name="Table10.1">
          <table:table-cell table:style-name="Table10.A2" office:value-type="string">
            <text:p text:style-name="P15">user_password_column</text:p>
          </table:table-cell>
          <table:table-cell table:style-name="Table10.A2" office:value-type="string">
            <text:p text:style-name="P15">&lt;none&gt;</text:p>
          </table:table-cell>
          <table:table-cell table:style-name="Table10.C2" office:value-type="string">
            <text:p text:style-name="P15">Name of the password column. <text:s/>Mandatory.</text:p>
          </table:table-cell>
        </table:table-row>
        <table:table-row table:style-name="Table10.1">
          <table:table-cell table:style-name="Table10.A2" office:value-type="string">
            <text:p text:style-name="P15">group_table</text:p>
          </table:table-cell>
          <table:table-cell table:style-name="Table10.A2" office:value-type="string">
            <text:p text:style-name="P15">&lt;none&gt;</text:p>
          </table:table-cell>
          <table:table-cell table:style-name="Table10.C2" office:value-type="string">
            <text:p text:style-name="P15">Optional group table containing username/group pairs.</text:p>
          </table:table-cell>
        </table:table-row>
        <table:table-row table:style-name="Table10.1">
          <table:table-cell table:style-name="Table10.A2" office:value-type="string">
            <text:p text:style-name="P15">group_username_column</text:p>
          </table:table-cell>
          <table:table-cell table:style-name="Table10.A2" office:value-type="string">
            <text:p text:style-name="P15">&lt;none&gt;</text:p>
          </table:table-cell>
          <table:table-cell table:style-name="Table10.C2" office:value-type="string">
            <text:p text:style-name="P15">Name of the username column in the group table.</text:p>
          </table:table-cell>
        </table:table-row>
        <table:table-row table:style-name="Table10.1">
          <table:table-cell table:style-name="Table10.A2" office:value-type="string">
            <text:p text:style-name="P15">group_group_column</text:p>
          </table:table-cell>
          <table:table-cell table:style-name="Table10.A2" office:value-type="string">
            <text:p text:style-name="P15">&lt;none&gt;</text:p>
          </table:table-cell>
          <table:table-cell table:style-name="Table10.C2" office:value-type="string">
            <text:p text:style-name="P15">Name of the group name column in the group table.</text:p>
          </table:table-cell>
        </table:table-row>
        <table:table-row table:style-name="Table10.1">
          <table:table-cell table:style-name="Table10.A2" office:value-type="string">
            <text:p text:style-name="P15">encryption</text:p>
          </table:table-cell>
          <table:table-cell table:style-name="Table10.A2" office:value-type="string">
            <text:p text:style-name="P15">none</text:p>
          </table:table-cell>
          <table:table-cell table:style-name="Table10.C2" office:value-type="string">
            <text:p text:style-name="P15">Specifies the encyption method for the password. This can be one of:</text:p>
            <text:list xml:id="list726429152" text:style-name="L14">
              <text:list-item>
                <text:p text:style-name="P117">none – no encryption.</text:p>
              </text:list-item>
              <text:list-item>
                <text:p text:style-name="P117">md5 <text:s/>- the md5 hash algorithm is used, with optional salt.</text:p>
              </text:list-item>
              <text:list-item>
                <text:p text:style-name="P117">eksblowfish – the Eksblowfish encryption algorithm is used. Salt is hard coded to 16.</text:p>
              </text:list-item>
            </text:list>
            <text:p text:style-name="P15"/>
            <text:p text:style-name="P13"><text:span text:style-name="T7">Note: </text:span><text:span text:style-name="T3">it is strongly suggested that eksblowfish is used, for reasons outlined here:</text:span></text:p>
            <text:p text:style-name="P19"/>
            <text:p text:style-name="P13"><text:a xlink:type="simple" xlink:href="http://paulbuchheit.blogspot.com/2007/09/quick-read-this-if-you-ever-store.html"><text:span text:style-name="T3">http://paulbuchheit.blogspot.com/2007/09/quick-read-this-if-you-ever-store.html</text:span></text:a><text:span text:style-name="T3">.</text:span></text:p>
          </table:table-cell>
        </table:table-row>
        <text:soft-page-break/>
        <table:table-row table:style-name="Table10.1">
          <table:table-cell table:style-name="Table10.A2" office:value-type="string">
            <text:p text:style-name="P15">salt_prefix_len</text:p>
          </table:table-cell>
          <table:table-cell table:style-name="Table10.A2" office:value-type="string">
            <text:p text:style-name="P15">0</text:p>
          </table:table-cell>
          <table:table-cell table:style-name="Table10.C2" office:value-type="string">
            <text:p text:style-name="P15">If configured to a value &gt; 0, then encrypted passwords are encoded with a salt prefix to hamper dictionary attacks. Currently only necessary for the 'md5' encryption method.</text:p>
            <text:p text:style-name="P15"/>
            <text:p text:style-name="P15">For MD5, the hex-encoded MD5 hash value is expected to be prefixed by exactly this number of ASCII salt characters. <text:s/>The salt characters are pre-pended to the user-supplied password before generating the MD5 hash.</text:p>
          </table:table-cell>
        </table:table-row>
      </table:table>
      <text:p text:style-name="P21">Table <text:sequence text:ref-name="refTable9" text:name="Table" text:formula="ooow:Table+1" style:num-format="1">10</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text:span text:style-name="T7">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span></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770087269" text:style-name="L15">
        <text:list-item>
          <text:p text:style-name="P100">ad_user</text:p>
        </text:list-item>
        <text:list-item>
          <text:p text:style-name="P104">ad_user_roles</text:p>
        </text:list-item>
        <text:list-item>
          <text:p text:style-name="P104">ad_role</text:p>
        </text:list-item>
        <text:list-item>
          <text:p text:style-name="P80">ad_window_access</text:p>
        </text:list-item>
        <text:list-item>
          <text:p text:style-name="P80">ad_process</text:p>
        </text:list-item>
        <text:list-item>
          <text:p text:style-name="P80">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ext:soft-page-break/>
          <table:table-row table:style-name="Table27.1">
            <table:table-cell table:style-name="Table27.A1" office:value-type="string">
              <text:p text:style-name="P13">Attribute</text:p>
            </table:table-cell>
            <table:table-cell table:style-name="Table27.A1" office:value-type="string">
              <text:p text:style-name="P13">Default</text:p>
            </table:table-cell>
            <table:table-cell table:style-name="Table27.C1" office:value-type="string">
              <text:p text:style-name="P13">Notes</text:p>
            </table:table-cell>
          </table:table-row>
        </table:table-header-rows>
        <table:table-row table:style-name="Table27.1">
          <table:table-cell table:style-name="Table27.A2" office:value-type="string">
            <text:p text:style-name="P15">client_name</text:p>
          </table:table-cell>
          <table:table-cell table:style-name="Table27.A2" office:value-type="string">
            <text:p text:style-name="P15">&lt;none&gt;</text:p>
          </table:table-cell>
          <table:table-cell table:style-name="Table27.C2" office:value-type="string">
            <text:p text:style-name="P15">Name of the single Adempiere client (table ad_client) for whom we allow login via this method. <text:s/>Mandatory.</text:p>
          </table:table-cell>
        </table:table-row>
        <table:table-row table:style-name="Table27.1">
          <table:table-cell table:style-name="Table27.A2" office:value-type="string">
            <text:p text:style-name="P15">org_name</text:p>
          </table:table-cell>
          <table:table-cell table:style-name="Table27.A2" office:value-type="string">
            <text:p text:style-name="P15">&lt;none&gt;</text:p>
          </table:table-cell>
          <table:table-cell table:style-name="Table27.C2" office:value-type="string">
            <text:p text:style-name="P15">Name of the single Adempiere organization (table ad_org) for whom we allow login via this method. <text:s/>Mandatory.</text:p>
          </table:table-cell>
        </table:table-row>
        <table:table-row table:style-name="Table27.1">
          <table:table-cell table:style-name="Table27.A2" office:value-type="string">
            <text:p text:style-name="P15">reverse_dns</text:p>
          </table:table-cell>
          <table:table-cell table:style-name="Table27.A2" office:value-type="string">
            <text:p text:style-name="P15">No</text:p>
          </table:table-cell>
          <table:table-cell table:style-name="Table27.C2" office:value-type="string">
            <text:p text:style-name="P15">Should we perform reverse DNS to fill the remote_host field in the ad_session table. <text:s/>In some cases reverse DNS can be very slow.</text:p>
          </table:table-cell>
        </table:table-row>
        <table:table-row table:style-name="Table27.1">
          <table:table-cell table:style-name="Table27.A2" office:value-type="string">
            <text:p text:style-name="P15">relevant_groups</text:p>
          </table:table-cell>
          <table:table-cell table:style-name="Table27.A2" office:value-type="string">
            <text:p text:style-name="P15"/>
          </table:table-cell>
          <table:table-cell table:style-name="Table27.C2" office:value-type="string">
            <text:p text:style-name="P15">A comma-separated list of the groups relevant to the application. ADempiere provides a large number of groups, and this parameter can be used to alter the group-list for each user to a smaller subset of their groups.</text:p>
          </table:table-cell>
        </table:table-row>
      </table:table>
      <text:p text:style-name="P21">Table <text:sequence text:ref-name="refTable10" text:name="Table" text:formula="ooow:Table+1" style:num-format="1">11</text:sequence>: Adempiere Login Module Parameters</text:p>
      <text:p text:style-name="Text_20_body">The determined group list is a long comma-separated string where each of the many elements is either:</text:p>
      <text:list xml:id="list735904580" text:style-name="L16">
        <text:list-item>
          <text:p text:style-name="P105"><text:span text:style-name="T6">role-&lt;role_name&gt; <text:s text:c="6"/><text:tab/></text:span>For each active user role.</text:p>
        </text:list-item>
        <text:list-item>
          <text:p text:style-name="P105"><text:span text:style-name="T6">read-&lt;window_name&gt; <text:s text:c="5"/><text:tab/></text:span>For each active window access (read access)</text:p>
        </text:list-item>
        <text:list-item>
          <text:p text:style-name="P81"><text:span text:style-name="T6">write-&lt;window_name&gt; <text:s text:c="4"/><text:tab/></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923826132" text:style-name="L17">
        <text:list-item>
          <text:p text:style-name="P82">Check to see if an existing, valid Drupal session cookie is defined.</text:p>
        </text:list-item>
        <text:list-item>
          <text:p text:style-name="P82">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ext:soft-page-break/>The following Drupal tables are accessed:</text:p>
      <text:list xml:id="list1294212873" text:continue-list="list1770087269" text:style-name="L15">
        <text:list-item>
          <text:p text:style-name="P114">users</text:p>
        </text:list-item>
        <text:list-item>
          <text:p text:style-name="P80">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3">Attribute</text:p>
            </table:table-cell>
            <table:table-cell table:style-name="Table29.A1" office:value-type="string">
              <text:p text:style-name="P13">Default</text:p>
            </table:table-cell>
            <table:table-cell table:style-name="Table29.C1" office:value-type="string">
              <text:p text:style-name="P13">Notes</text:p>
            </table:table-cell>
          </table:table-row>
        </table:table-header-rows>
        <table:table-row table:style-name="Table29.1">
          <table:table-cell table:style-name="Table29.A2" office:value-type="string">
            <text:p text:style-name="P15">login_type</text:p>
          </table:table-cell>
          <table:table-cell table:style-name="Table29.A2" office:value-type="string">
            <text:p text:style-name="P15">drupal</text:p>
          </table:table-cell>
          <table:table-cell table:style-name="Table29.C2" office:value-type="string">
            <text:p text:style-name="P15"><text:span text:style-name="T6">drupal</text:span> = We insist on an existing Drupal session cookie.</text:p>
            <text:p text:style-name="P15"><text:span text:style-name="T6">jarvis</text:span> = Jarvis performs session login and management.</text:p>
          </table:table-cell>
        </table:table-row>
        <table:table-row table:style-name="Table29.1">
          <table:table-cell table:style-name="Table29.A2" office:value-type="string">
            <text:p text:style-name="P15">admin_only</text:p>
          </table:table-cell>
          <table:table-cell table:style-name="Table29.A2" office:value-type="string">
            <text:p text:style-name="P15">no</text:p>
          </table:table-cell>
          <table:table-cell table:style-name="Table29.C2" office:value-type="string">
            <text:p text:style-name="P15">Is the user required to be the primary administrator (uid = 1).</text:p>
          </table:table-cell>
        </table:table-row>
      </table:table>
      <text:p text:style-name="P21">Table <text:sequence text:ref-name="refTable11" text:name="Table" text:formula="ooow:Table+1" style:num-format="1">12</text:sequence>: Drupal6 Login Module Parameters</text:p>
      <text:p text:style-name="Text_20_body">The determined group list is:</text:p>
      <text:list xml:id="list2059586391" text:style-name="L18">
        <text:list-item>
          <text:p text:style-name="P106"><text:span text:style-name="T6">admin,user<text:tab/><text:tab/> <text:s text:c="6"/><text:tab/></text:span><text:span text:style-name="T4">For the user with uid = 1.</text:span></text:p>
        </text:list-item>
        <text:list-item>
          <text:p text:style-name="P83"><text:span text:style-name="T6">user<text:tab/><text:tab/><text:tab/> <text:s text:c="4"/><text:tab/></text:span><text:span text:style-name="T4">For all other users.</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p text:style-name="Heading_20_4">Login Type “drupal”</text:p>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text:soft-page-break/>immediately detect this change.</text:p>
      <text:p text:style-name="Heading_20_4">Login Type “jarvis”</text:p>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3">Attribute</text:p>
            </table:table-cell>
            <table:table-cell table:style-name="Table11.A1" office:value-type="string">
              <text:p text:style-name="P13">Default</text:p>
            </table:table-cell>
            <table:table-cell table:style-name="Table11.C1" office:value-type="string">
              <text:p text:style-name="P13">Notes</text:p>
            </table:table-cell>
          </table:table-row>
        </table:table-header-rows>
        <table:table-row table:style-name="Table11.1">
          <table:table-cell table:style-name="Table11.A2" office:value-type="string">
            <text:p text:style-name="P15">username</text:p>
          </table:table-cell>
          <table:table-cell table:style-name="Table11.A2" office:value-type="string">
            <text:p text:style-name="P15">&lt;none&gt;</text:p>
          </table:table-cell>
          <table:table-cell table:style-name="Table11.C2" office:value-type="string">
            <text:p text:style-name="P15">User name to assign to all logins.</text:p>
          </table:table-cell>
        </table:table-row>
        <table:table-row table:style-name="Table11.1">
          <table:table-cell table:style-name="Table11.A2" office:value-type="string">
            <text:p text:style-name="P15">group_list</text:p>
          </table:table-cell>
          <table:table-cell table:style-name="Table11.A2" office:value-type="string">
            <text:p text:style-name="P15">&lt;none&gt;</text:p>
          </table:table-cell>
          <table:table-cell table:style-name="Table11.C2" office:value-type="string">
            <text:p text:style-name="P15">Comma-separated group list to assign to all logins.</text:p>
          </table:table-cell>
        </table:table-row>
      </table:table>
      <text:p text:style-name="P21">Table <text:sequence text:ref-name="refTable12" text:name="Table" text:formula="ooow:Table+1" style:num-format="1">13</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1683631109" text:style-name="L19">
        <text:list-item>
          <text:p text:style-name="P84">Remote (client) IP address match, and/or</text:p>
        </text:list-item>
        <text:list-item>
          <text:p text:style-name="P84">Client must supply username and password, and/or</text:p>
        </text:list-item>
        <text:list-item>
          <text:p text:style-name="P84">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ext:soft-page-break/>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3">Attribute</text:p>
            </table:table-cell>
            <table:table-cell table:style-name="Table19.A1" office:value-type="string">
              <text:p text:style-name="P13">Default</text:p>
            </table:table-cell>
            <table:table-cell table:style-name="Table19.C1" office:value-type="string">
              <text:p text:style-name="P13">Notes</text:p>
            </table:table-cell>
          </table:table-row>
        </table:table-header-rows>
        <table:table-row table:style-name="Table19.1">
          <table:table-cell table:style-name="Table19.A2" office:value-type="string">
            <text:p text:style-name="P15">username</text:p>
          </table:table-cell>
          <table:table-cell table:style-name="Table19.A2" office:value-type="string">
            <text:p text:style-name="P15">&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5">group_list</text:p>
          </table:table-cell>
          <table:table-cell table:style-name="Table19.A2" office:value-type="string">
            <text:p text:style-name="P15">&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5">password</text:p>
          </table:table-cell>
          <table:table-cell table:style-name="Table19.A2" office:value-type="string">
            <text:p text:style-name="P15">&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5">remote_ip</text:p>
          </table:table-cell>
          <table:table-cell table:style-name="Table19.A2" office:value-type="string">
            <text:p text:style-name="P15">&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5">require_https</text:p>
          </table:table-cell>
          <table:table-cell table:style-name="Table19.A2" office:value-type="string">
            <text:p text:style-name="P15">no</text:p>
          </table:table-cell>
          <table:table-cell table:style-name="Table19.C2" office:value-type="string">
            <text:p text:style-name="Text_20_body">If configured “yes”, then the client connection must be HTTPS.</text:p>
          </table:table-cell>
        </table:table-row>
      </table:table>
      <text:p text:style-name="P21">Table <text:sequence text:ref-name="refTable13" text:name="Table" text:formula="ooow:Table+1" style:num-format="1">14</text:sequence>: Single Login Module Parameters</text:p>
      <text:p text:style-name="Text_20_body">Note that at least one of “remote_ip” or “password” must be configured.</text:p>
      <text:h text:style-name="P115" text:outline-level="1">Special Datasets &amp; Jarvis Login</text:h>
      <text:h text:style-name="Heading_20_2" text:outline-level="2">Jarvis URLs</text:h>
      <text:p text:style-name="Text_20_body">Now let's consider how to access Jarvis. <text:s/>The following examples assume that:</text:p>
      <text:list xml:id="list1801750807" text:style-name="L20">
        <text:list-item>
          <text:p text:style-name="P107">Jarvis has been installed/configured as above, and is available via the web-server.</text:p>
        </text:list-item>
        <text:list-item>
          <text:p text:style-name="P107">The demo.xml file has been soft linked or copied into the Jarvis "etc" directory.</text:p>
        </text:list-item>
        <text:list-item>
          <text:p text:style-name="P107">The directory paths in demo.xml have been correctly configured.</text:p>
        </text:list-item>
      </text:list>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text:soft-page-break/>&lt;?xml version="1.0" encoding="iso-8859-1" ?&gt;</text:p>
      <text:p text:style-name="Code">&lt;?meta name="GENERATOR" content="XML::Smart/1.6.9 Perl/5.010000 [linux]" ?&gt;</text:p>
      <text:p text:style-name="Code">&lt;response error_string="" group_list="admin" logged_in="1" username="admin"/&gt;</text:p>
      <text:p text:style-name="P50"/>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oft-page-break/><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834380802" text:style-name="L21">
        <text:list-item>
          <text:p text:style-name="P85">“username”</text:p>
        </text:list-item>
        <text:list-item>
          <text:p text:style-name="P85">“password”</text:p>
        </text:list-item>
      </text:list>
      <text:p text:style-name="Text_20_body">Jarvis will perform the configured login process, and will <text:span text:style-name="T4">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Authorization Required</text:p>
      <text:p text:style-name="P24">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4">The calling application should invoke the “__status” dataset to ensure that the user is logged-in, and log them in if required.</text:p>
      <text:p text:style-name="Heading_20_4"><text:soft-page-break/>No Such Dataset</text:p>
      <text:p text:style-name="P24">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351474127" text:style-name="L22">
        <text:list-item>
          <text:p text:style-name="P86">Internal configuration problem – bad server-side XML configuration (main or dataset).</text:p>
        </text:list-item>
        <text:list-item>
          <text:p text:style-name="P86">Database connection problem.</text:p>
        </text:list-item>
        <text:list-item>
          <text:p text:style-name="P86">Request body is malformed JSON or XML.</text:p>
        </text:list-item>
        <text:list-item>
          <text:p text:style-name="P86">Missing mandatory parameter in request.</text:p>
        </text:list-item>
        <text:list-item>
          <text:p text:style-name="P86">Any other fatal problem.</text:p>
        </text:list-item>
        <text:list-item>
          <text:p text:style-name="P86">Configured SQL statement in dataset definition is not valid.</text:p>
        </text:list-item>
      </text:list>
      <text:p text:style-name="Heading_20_4">Soft Errors</text:p>
      <text:p text:style-name="P24">Soft errors are errors related to the actual user-supplied data values being rejected by the database. <text:s/>Examples: </text:p>
      <text:list xml:id="list372686059" text:style-name="L23">
        <text:list-item>
          <text:p text:style-name="P66">Cannot insert data due to primary key, foreign key, unique constraints.</text:p>
        </text:list-item>
        <text:list-item>
          <text:p text:style-name="P66">No data found. <text:s/></text:p>
        </text:list-item>
        <text:list-item>
          <text:p text:style-name="P66">Data parameter is invalid type/value for column. <text:s/></text:p>
        </text:list-item>
      </text:list>
      <text:p text:style-name="P24">In all these cases, the returned content will be JSON or XML or CSV in a “200 Successful” response.</text:p>
      <text:p text:style-name="Text_20_body"/>
      <text:h text:style-name="P115" text:outline-level="1">Datasets</text:h>
      <text:h text:style-name="Heading_20_2" text:outline-level="2">Data Fetch Response Format</text:h>
      <text:p text:style-name="Text_20_body">Now let's consider a real dataset examples, defined as a set of SQL statements in the datasets configuration XML file. <text:s/>These examples are based on the Demo application provided with Jarvis. <text:s/>This uses the JSON encoding for request/response.</text:p>
      <text:p text:style-name="Text_20_body">Consider the following Jarvis request.</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8">For XML, change the default format, or specify the format per-request.</text:p>
      <text:p text:style-name="Code">http://localhost/jarvis-agent/demo/boat_class?format=xml</text:p>
      <text:p text:style-name="Text_20_body"/>
      <text:p text:style-name="P41">The returned content in XML is:</text:p>
      <text:p text:style-name="P5">&lt;?xml version="1.0" encoding="iso-8859-1" ?&gt;</text:p>
      <text:p text:style-name="P42">&lt;?meta name="GENERATOR" content="XML::Smart/1.6.9 Perl/5.010000 [linux]" ?&gt;</text:p>
      <text:p text:style-name="P42">&lt;response logged_in="1" username="admin" error_string="" </text:p>
      <text:p text:style-name="P42"><text:s text:c="4"/>group_list="admin" fetched="2" returned="2"&gt;</text:p>
      <text:p text:style-name="P42"><text:s text:c="2"/>&lt;data&gt;</text:p>
      <text:p text:style-name="P42"><text:s text:c="4"/>&lt;row active="Y" class="Makkleson" </text:p>
      <text:p text:style-name="P42"><text:s text:c="8"/>description="Suitable for infants and those of timid heart." id="6"/&gt;</text:p>
      <text:p text:style-name="P42"><text:s text:c="4"/>&lt;row active="N" class="X Class" </text:p>
      <text:p text:style-name="P42"><text:s text:c="8"/>description="Product of a deranged mind." id="4"/&gt;</text:p>
      <text:p text:style-name="P42"><text:s text:c="2"/>&lt;/data&gt;</text:p>
      <text:p text:style-name="P42">&lt;/response&gt;</text:p>
      <text:p text:style-name="Text_20_body"/>
      <text:p text:style-name="P7"><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3">Attribute</text:p>
            </table:table-cell>
            <table:table-cell table:style-name="Table12.B1" office:value-type="string">
              <text:p text:style-name="P13">Notes</text:p>
            </table:table-cell>
          </table:table-row>
        </table:table-header-rows>
        <table:table-row table:style-name="Table12.1">
          <table:table-cell table:style-name="Table12.A2" office:value-type="string">
            <text:p text:style-name="P15">data</text:p>
          </table:table-cell>
          <table:table-cell table:style-name="Table12.B2" office:value-type="string">
            <text:p text:style-name="P15">An array of objects returned from the SELECT statement. <text:s/></text:p>
          </table:table-cell>
        </table:table-row>
        <table:table-row table:style-name="Table12.1">
          <table:table-cell table:style-name="Table12.A2" office:value-type="string">
            <text:p text:style-name="P15">fetched</text:p>
          </table:table-cell>
          <table:table-cell table:style-name="Table12.B2" office:value-type="string">
            <text:p text:style-name="P15">The number of rows fetched from the SELECT, before any server-side paging.</text:p>
          </table:table-cell>
        </table:table-row>
        <table:table-row table:style-name="Table12.1">
          <table:table-cell table:style-name="Table12.A2" office:value-type="string">
            <text:p text:style-name="P15">returned</text:p>
          </table:table-cell>
          <table:table-cell table:style-name="Table12.B2" office:value-type="string">
            <text:p text:style-name="P15">The number of rows returned after any server-side paging.</text:p>
          </table:table-cell>
        </table:table-row>
        <table:table-row table:style-name="Table12.1">
          <table:table-cell table:style-name="Table12.A2" office:value-type="string">
            <text:p text:style-name="P15">error_string</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logged_in</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group_list</text:p>
          </table:table-cell>
          <table:table-cell table:style-name="Table12.B2" office:value-type="string">
            <text:p text:style-name="P15">Refer to the “__status” dataset notes.</text:p>
          </table:table-cell>
        </table:table-row>
        <table:table-row table:style-name="Table12.1">
          <table:table-cell table:style-name="Table12.A2" office:value-type="string">
            <text:p text:style-name="P15">username</text:p>
          </table:table-cell>
          <table:table-cell table:style-name="Table12.B2" office:value-type="string">
            <text:p text:style-name="P15">Refer to the “__status” dataset notes.</text:p>
          </table:table-cell>
        </table:table-row>
      </table:table>
      <text:p text:style-name="P21">Table <text:sequence text:ref-name="refTable14" text:name="Table" text:formula="ooow:Table+1" style:num-format="1">15</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hook module="MyHooks::PerDatasetHook1"/&gt;</text:p>
      <text:p text:style-name="Code"><text:s text:c="4"/>&lt;before&gt;SELECT pre_request_procedure()&lt;/before&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text:s text:c="4"/>&lt;after&gt;SELECT pre_request_procedure()&lt;/after&gt;</text:p>
      <text:p text:style-name="Code">&lt;/dataset&gt;</text:p>
      <text:p text:style-name="P7"/>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is example also defines a before-query, an after-query, and a dataset-specific hook module. <text:s/>These are shown for completeness only. <text:s/>In general you will not need to define &lt;hook&gt; definitions in your dataset, and you do not generally require &lt;before&gt; or &lt;after&gt; querie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3">Attribute</text:p>
          </table:table-cell>
          <table:table-cell table:style-name="Table13.B1" office:value-type="string">
            <text:p text:style-name="P13">Notes</text:p>
          </table:table-cell>
        </table:table-row>
        <table:table-row table:style-name="Table13.1">
          <table:table-cell table:style-name="Table13.A2" office:value-type="string">
            <text:p text:style-name="P15">read</text:p>
          </table:table-cell>
          <table:table-cell table:style-name="Table13.B2" office:value-type="string">
            <text:p text:style-name="P15">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5">write</text:p>
          </table:table-cell>
          <table:table-cell table:style-name="Table13.B2" office:value-type="string">
            <text:p text:style-name="P43">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5">debug</text:p>
          </table:table-cell>
          <table:table-cell table:style-name="Table13.B2" office:value-type="string">
            <text:p text:style-name="P43">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5">dump</text:p>
          </table:table-cell>
          <table:table-cell table:style-name="Table13.B2" office:value-type="string">
            <text:p text:style-name="P43">Enables dump on a per-dataset basis.</text:p>
          </table:table-cell>
        </table:table-row>
      </table:table>
      <text:p text:style-name="P21">Table <text:sequence text:ref-name="refTable15" text:name="Table" text:formula="ooow:Table+1" style:num-format="1">16</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3">Element</text:p>
            </table:table-cell>
            <table:table-cell table:style-name="Table22.B1" office:value-type="string">
              <text:p text:style-name="P13">Notes</text:p>
            </table:table-cell>
          </table:table-row>
        </table:table-header-rows>
        <table:table-row table:style-name="Table22.1">
          <table:table-cell table:style-name="Table22.A2" office:value-type="string">
            <text:p text:style-name="P15">transform</text:p>
          </table:table-cell>
          <table:table-cell table:style-name="Table22.B2" office:value-type="string">
            <text:p text:style-name="P15">Optional transformations for Jarvis to perform when storing or fetching data.</text:p>
          </table:table-cell>
        </table:table-row>
        <table:table-row table:style-name="Table22.1">
          <table:table-cell table:style-name="Table22.A2" office:value-type="string">
            <text:p text:style-name="P15">hook</text:p>
          </table:table-cell>
          <table:table-cell table:style-name="Table22.B2" office:value-type="string">
            <text:p text:style-name="P15">One or more hook module definitions. <text:s/>Definition is identical to global hooks.</text:p>
          </table:table-cell>
        </table:table-row>
        <table:table-row table:style-name="Table22.1">
          <table:table-cell table:style-name="Table22.A2" office:value-type="string">
            <text:p text:style-name="P15">select</text:p>
          </table:table-cell>
          <table:table-cell table:style-name="Table22.B2" office:value-type="string">
            <text:p text:style-name="P15">SQL to execute when dataset is invoked with the http GET request method.</text:p>
          </table:table-cell>
        </table:table-row>
        <table:table-row table:style-name="Table22.1">
          <table:table-cell table:style-name="Table22.A2" office:value-type="string">
            <text:p text:style-name="P15">before</text:p>
          </table:table-cell>
          <table:table-cell table:style-name="Table22.B2" office:value-type="string">
            <text:p text:style-name="P15">SQL to execute once before performing update/insert/delete changes.</text:p>
          </table:table-cell>
        </table:table-row>
        <table:table-row table:style-name="Table22.1">
          <table:table-cell table:style-name="Table22.A2" office:value-type="string">
            <text:p text:style-name="P15">update</text:p>
          </table:table-cell>
          <table:table-cell table:style-name="Table22.B2" office:value-type="string">
            <text:p text:style-name="P15">SQL to execute when dataset is invoked with the http PUT request method.</text:p>
          </table:table-cell>
        </table:table-row>
        <table:table-row table:style-name="Table22.1">
          <table:table-cell table:style-name="Table22.A2" office:value-type="string">
            <text:p text:style-name="P15">insert</text:p>
          </table:table-cell>
          <table:table-cell table:style-name="Table22.B2" office:value-type="string">
            <text:p text:style-name="P15">SQL to execute when dataset is invoked with the http POST request method.</text:p>
          </table:table-cell>
        </table:table-row>
        <table:table-row table:style-name="Table22.1">
          <table:table-cell table:style-name="Table22.A2" office:value-type="string">
            <text:p text:style-name="P15">delete</text:p>
          </table:table-cell>
          <table:table-cell table:style-name="Table22.B2" office:value-type="string">
            <text:p text:style-name="P15">SQL to execute when dataset is invoked with the http DELETE request method.</text:p>
          </table:table-cell>
        </table:table-row>
        <table:table-row table:style-name="Table22.1">
          <table:table-cell table:style-name="Table22.A2" office:value-type="string">
            <text:p text:style-name="P15">after</text:p>
          </table:table-cell>
          <table:table-cell table:style-name="Table22.B2" office:value-type="string">
            <text:p text:style-name="P15">SQL to execute once after performing update/insert/delete changes.</text:p>
          </table:table-cell>
        </table:table-row>
      </table:table>
      <text:p text:style-name="P21">Table <text:sequence text:ref-name="refTable16" text:name="Table" text:formula="ooow:Table+1" style:num-format="1">17</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3">Access ID</text:p>
          </table:table-cell>
          <table:table-cell table:style-name="Table14.B1" office:value-type="string">
            <text:p text:style-name="P13">Notes</text:p>
          </table:table-cell>
        </table:table-row>
        <table:table-row table:style-name="Table14.1">
          <table:table-cell table:style-name="Table14.A2" office:value-type="string">
            <text:p text:style-name="P15">&lt;empty&gt;</text:p>
          </table:table-cell>
          <table:table-cell table:style-name="Table14.B2" office:value-type="string">
            <text:p text:style-name="P15">Nobody may access these statements.</text:p>
          </table:table-cell>
        </table:table-row>
        <table:table-row table:style-name="Table14.1">
          <table:table-cell table:style-name="Table14.A2" office:value-type="string">
            <text:p text:style-name="P15">&lt;g1&gt;[,&lt;g2&gt;...]</text:p>
          </table:table-cell>
          <table:table-cell table:style-name="Table14.B2" office:value-type="string">
            <text:p text:style-name="P15">A comma separated group list. <text:s/>Membership in any one of these groups will grant access.</text:p>
          </table:table-cell>
        </table:table-row>
        <table:table-row table:style-name="Table14.1">
          <table:table-cell table:style-name="Table14.A2" office:value-type="string">
            <text:p text:style-name="P15">“*”</text:p>
          </table:table-cell>
          <table:table-cell table:style-name="Table14.B2" office:value-type="string">
            <text:p text:style-name="P15">Any logged-in group may access this feature.</text:p>
          </table:table-cell>
        </table:table-row>
        <table:table-row table:style-name="Table14.1">
          <table:table-cell table:style-name="Table14.A2" office:value-type="string">
            <text:p text:style-name="P15">“**”</text:p>
          </table:table-cell>
          <table:table-cell table:style-name="Table14.B2" office:value-type="string">
            <text:p text:style-name="P15">Any user, even if not logged-in, may access this feature.</text:p>
          </table:table-cell>
        </table:table-row>
      </table:table>
      <text:p text:style-name="P21">Table <text:sequence text:ref-name="refTable17" text:name="Table" text:formula="ooow:Table+1" style:num-format="1">18</text:sequence>: Access Control Specifiers</text:p>
      <text:p text:style-name="P51">This is the same list of options as is used for the access control of “exec” and “plugin” datasets.</text:p>
      <text:h text:style-name="Heading_20_2" text:outline-level="2">Dataset Bind Parameters</text:h>
      <text:p text:style-name="Text_20_body">The SQL statements in the dataset query definition contain bind substitution parameters defined in curly braces. <text:s/>Either double or single curly braces may be used. <text:s/>The parameter may optionally have a preceding '$' dollar symbol. <text:s/>I.e. '{name}', '{{name}}', '{$name}' and '{{$name}}' are all equivalent.</text:p>
      <text:p text:style-name="Text_20_body"><text:soft-page-break/>The actual name of the bind parameter specified in the dataset query definition may contain only upper/lower-case a-z, digits 0-9, underscore, colon and hyphen. <text:s/>All other characters will be ignored.</text:p>
      <text:p text:style-name="Text_20_body">The values for these parameters may come from the following sources:</text:p>
      <text:p text:style-name="Text_20_body">User Parameters:</text:p>
      <text:list xml:id="list321146306" text:style-name="L24">
        <text:list-item>
          <text:p text:style-name="P87">CGI GET parameters in the URL suffix “/&lt;app&gt;/&lt;ds&gt;?param=value&amp;param2=another”.</text:p>
        </text:list-item>
        <text:list-item>
          <text:p text:style-name="P87">XML or JSON parameters in the “application/json” or “application/xml” request body.</text:p>
        </text:list-item>
        <text:list-item>
          <text:p text:style-name="P87">RESTful parameters in the URL suffix “/&lt;app&gt;/&lt;ds&gt;/p1/p2”.</text:p>
        </text:list-item>
        <text:list-item>
          <text:p text:style-name="P87">Jarvis-Supplied default user parameters (from “default_parameters” configuration).</text:p>
        </text:list-item>
      </text:list>
      <text:p text:style-name="Text_20_body">Secure Parameters:</text:p>
      <text:list xml:id="list383128953" text:continue-numbering="true" text:style-name="L24">
        <text:list-item>
          <text:p text:style-name="P87">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ext:soft-page-break/>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Bind Parameters</text:h>
      <text:p text:style-name="Text_20_body">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050520108" text:style-name="L25">
        <text:list-item>
          <text:p text:style-name="P101">my(param)</text:p>
        </text:list-item>
        <text:list-item>
          <text:p text:style-name="P108">__my_param</text:p>
        </text:list-item>
        <text:list-item>
          <text:p text:style-name="P108">_1param</text:p>
        </text:list-item>
        <text:list-item>
          <text:p text:style-name="P88">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3">Attribute</text:p>
          </table:table-cell>
          <table:table-cell table:style-name="Table15.B1" office:value-type="string">
            <text:p text:style-name="P13">Notes</text:p>
          </table:table-cell>
        </table:table-row>
        <table:table-row table:style-name="Table15.1">
          <table:table-cell table:style-name="Table15.A2" office:value-type="string">
            <text:p text:style-name="P15">__username</text:p>
          </table:table-cell>
          <table:table-cell table:style-name="Table15.B2" office:value-type="string">
            <text:p text:style-name="P15">The logged-in username. <text:s/>Never the empty string.</text:p>
          </table:table-cell>
        </table:table-row>
        <table:table-row table:style-name="Table15.1">
          <table:table-cell table:style-name="Table15.A2" office:value-type="string">
            <text:p text:style-name="P15">__group_list</text:p>
          </table:table-cell>
          <table:table-cell table:style-name="Table15.B2" office:value-type="string">
            <text:p text:style-name="P15">The comma separated group list. <text:s/>May be empty string.</text:p>
          </table:table-cell>
        </table:table-row>
        <table:table-row table:style-name="Table15.1">
          <table:table-cell table:style-name="Table15.A2" office:value-type="string">
            <text:p text:style-name="P15">__group:&lt;g1&gt;</text:p>
          </table:table-cell>
          <table:table-cell table:style-name="Table15.B2" office:value-type="string">
            <text:p text:style-name="P15">Evaluates to “1” if the user is in group &lt;g1&gt;. <text:s/>NULL otherwise.</text:p>
          </table:table-cell>
        </table:table-row>
        <table:table-row table:style-name="Table15.1">
          <table:table-cell table:style-name="Table15.A2" office:value-type="string">
            <text:p text:style-name="P15">__group:&lt;g2&gt;</text:p>
          </table:table-cell>
          <table:table-cell table:style-name="Table15.B2" office:value-type="string">
            <text:p text:style-name="P15">Evaluates to “2” if the user is in group &lt;g2&gt;. <text:s/>NULL otherwise.</text:p>
          </table:table-cell>
        </table:table-row>
      </table:table>
      <text:p text:style-name="P21">Table <text:sequence text:ref-name="refTable18" text:name="Table" text:formula="ooow:Table+1" style:num-format="1">19</text:sequence>: Jarvis Secure Variables</text:p>
      <text:p text:style-name="P22">The following pattern is common in SQL for Jarvis datasets. <text:s/>Imagine that table t contains records owned by the username defined in column “t.owner”. <text:s/>Users in group “admin” may read and write <text:soft-page-break/>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47">&lt;/dataset&gt;</text:p>
      <text:h text:style-name="Heading_20_2" text:outline-level="2">Textual Substitution Dataset Parameters</text:h>
      <text:p text:style-name="Text_20_body">Whenever possible, you should always use the {{parameter}} mechanism to substitute parameters. <text:s/>This is because that mechanism creates bind parameters which are substituted into the statement at execution time using ? placeholders.</text:p>
      <text:p text:style-name="Text_20_body">However, there are situations where you want to use textual substitution. <text:s/>This is where a parameter is inserted as text into the statement at the time that the statement is prepared.</text:p>
      <text:p text:style-name="Text_20_body">The most common reason for this is the ability to use the LIMIT or TOP syntax to restrict the number of rows which is fetched. <text:s/>Also this is useful to perform SORT requests inside the database engine itself.</text:p>
      <text:p text:style-name="Text_20_body">Note that Jarvis does provide a post-processing paging and sorting function. <text:s/>In that case Jarvis fetches all the rows from the database and then uses Perl sorting and slicing to extract the specific subset of records required for the single page. <text:s/>The build-in Jarvis paging and sorting is fine for many situations, however it is not ideal when the full number of rows is very large, or if the database is remotely connected to Jarvis over a slow link. <text:s/>Also, the Jarvis built-in mechanism does not support ordering by multiple columns.</text:p>
      <text:p text:style-name="Text_20_body">In this case, the dataset creator may use [[arg]] parameter to request textual substitution be done at statement preparation. <text:s/>The parameters to be substituted may include:</text:p>
      <text:list xml:id="list1725942214" text:style-name="L26">
        <text:list-item>
          <text:p text:style-name="P89">Any RESTful parameters by position number, e.g. [[1]]</text:p>
        </text:list-item>
        <text:list-item>
          <text:p text:style-name="P89">Any query parameters given by the user for a fetch request, e.g. [[myfetcharg]]</text:p>
        </text:list-item>
        <text:list-item>
          <text:p text:style-name="P89">Any "safe" parameter generated by Jarvis or a hook, e.g. [[__username]]</text:p>
        </text:list-item>
      </text:list>
      <text:p text:style-name="Text_20_body">Naturally with textual substitution there always the danger of client SQL injection to consider. <text:s/>Hence the following rules are used:</text:p>
      <text:list xml:id="list1978779119" text:style-name="L27">
        <text:list-item>
          <text:p text:style-name="P90">By default, if the parameter value is an integer or floating point, it is unquoted. <text:s/>Exponential numbers will be recognized as numbers.</text:p>
        </text:list-item>
        <text:list-item>
          <text:p text:style-name="P90">Otherwise the parameter is quoted using the DBI database handle $dbh-&gt;quote(...) method appropriate for this database. <text:s/>According to the DBI documentation, this is safe from SQL injection.</text:p>
        </text:list-item>
        <text:list-item>
          <text:p text:style-name="P90">If the ":noquote" flag is given, e.g. [[sortorder:noquote]] then the value is not quoted. Instead, all characters except those in the set [0-9a-zA-Z ,_-] are removed.</text:p>
        </text:list-item>
        <text:list-item>
          <text:p text:style-name="P90">If the ":quote" flag is given, e.g. [[sortorder:quote]] then the value is always quoted.</text:p>
        </text:list-item>
      </text:list>
      <text:p text:style-name="Text_20_body">Note that in order to specify a client-supplied ORDER BY clause containing more than one column you will need to use the ":noquote" flag appended to the textual substitution variable name.</text:p>
      <text:p text:style-name="Text_20_body">Note that as for bind parameters, the name of the textual substitution parameters specified in the dataset query definition may contain only upper/lower-case a-z, digits 0-9, underscore, colon and hyphen. <text:s/>All other characters will be ignored.</text:p>
      <text:h text:style-name="Heading_20_2" text:outline-level="2"><text:soft-page-break/>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text:soft-page-break/>“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3">Attribute</text:p>
            </table:table-cell>
            <table:table-cell table:style-name="Table16.B1" office:value-type="string">
              <text:p text:style-name="P13">Notes</text:p>
            </table:table-cell>
          </table:table-row>
        </table:table-header-rows>
        <table:table-row table:style-name="Table16.1">
          <table:table-cell table:style-name="Table16.A2" office:value-type="string">
            <text:p text:style-name="P15">success</text:p>
          </table:table-cell>
          <table:table-cell table:style-name="Table16.B2" office:value-type="string">
            <text:p text:style-name="P36">Overall success of the modification request. <text:s/>Success = 1 if the update succeeded or 0 if the update failed.</text:p>
            <text:p text:style-name="P36">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5">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5">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5">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5">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21">Table <text:sequence text:ref-name="refTable19" text:name="Table" text:formula="ooow:Table+1" style:num-format="1">20</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3">Attribute</text:p>
          </table:table-cell>
          <table:table-cell table:style-name="Table17.B1" office:value-type="string">
            <text:p text:style-name="P13">Notes</text:p>
          </table:table-cell>
        </table:table-row>
        <table:table-row table:style-name="Table17.1">
          <table:table-cell table:style-name="Table17.A2" office:value-type="string">
            <text:p text:style-name="P15">success</text:p>
          </table:table-cell>
          <table:table-cell table:style-name="Table17.B2" office:value-type="string">
            <text:p text:style-name="P15">Success result of this individual modification. <text:s/>Value 0 (success) or 1 (failed).</text:p>
          </table:table-cell>
        </table:table-row>
        <table:table-row table:style-name="Table17.1">
          <table:table-cell table:style-name="Table17.A2" office:value-type="string">
            <text:p text:style-name="P15">modified</text:p>
          </table:table-cell>
          <table:table-cell table:style-name="Table17.B2" office:value-type="string">
            <text:p text:style-name="P15">Number of rows affected by this individual modification.</text:p>
          </table:table-cell>
        </table:table-row>
        <table:table-row table:style-name="Table17.1">
          <table:table-cell table:style-name="Table17.A2" office:value-type="string">
            <text:p text:style-name="P15">message</text:p>
          </table:table-cell>
          <table:table-cell table:style-name="Table17.B2" office:value-type="string">
            <text:p text:style-name="P15">If not success, this is the error message for this individual modification.</text:p>
          </table:table-cell>
        </table:table-row>
        <table:table-row table:style-name="Table17.1">
          <table:table-cell table:style-name="Table17.A2" office:value-type="string">
            <text:p text:style-name="P15">returning</text:p>
          </table:table-cell>
          <table:table-cell table:style-name="Table17.B2" office:value-type="string">
            <text:p text:style-name="P15">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21">Table <text:sequence text:ref-name="refTable20" text:name="Table" text:formula="ooow:Table+1" style:num-format="1">21</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728565062" text:style-name="L28">
        <text:list-item>
          <text:p text:style-name="P109">Begin transaction.</text:p>
        </text:list-item>
        <text:list-item>
          <text:p text:style-name="P109">Perform “before” SQL (if configured for this dataset).</text:p>
        </text:list-item>
        <text:list-item>
          <text:p text:style-name="P109">Perform the one single or one-or-more array modifications in the request body.</text:p>
        </text:list-item>
        <text:list-item>
          <text:p text:style-name="P109">Perform “after” SQL (if configured for this dataset).</text:p>
        </text:list-item>
        <text:list-item>
          <text:p text:style-name="P91">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1189614809" text:style-name="L29">
        <text:list-item>
          <text:p text:style-name="P102">Even though the first modification succeeded, it was rolled back.</text:p>
        </text:list-item>
        <text:list-item>
          <text:p text:style-name="P110">The first failing error message is shown.</text:p>
        </text:list-item>
        <text:list-item>
          <text:p text:style-name="P92">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3">Transformation</text:p>
          </table:table-cell>
          <table:table-cell table:style-name="Table23.B1" office:value-type="string">
            <text:p text:style-name="P13">Notes</text:p>
          </table:table-cell>
        </table:table-row>
        <table:table-row table:style-name="Table23.1">
          <table:table-cell table:style-name="Table23.A2" office:value-type="string">
            <text:p text:style-name="P15">trim</text:p>
          </table:table-cell>
          <table:table-cell table:style-name="Table23.B2" office:value-type="string">
            <text:p text:style-name="P15">Leading and trailing spaces will be removed.</text:p>
          </table:table-cell>
        </table:table-row>
        <table:table-row table:style-name="Table23.1">
          <table:table-cell table:style-name="Table23.A2" office:value-type="string">
            <text:p text:style-name="P15">null</text:p>
          </table:table-cell>
          <table:table-cell table:style-name="Table23.B2" office:value-type="string">
            <text:p text:style-name="P15">Empty strings will be converted to NULL. <text:s/>Occurs after trimming.</text:p>
          </table:table-cell>
        </table:table-row>
        <table:table-row table:style-name="Table23.1">
          <table:table-cell table:style-name="Table23.A2" office:value-type="string">
            <text:p text:style-name="P15">notnull</text:p>
          </table:table-cell>
          <table:table-cell table:style-name="Table23.B2" office:value-type="string">
            <text:p text:style-name="P15">NULL values will be converted to empty string.</text:p>
          </table:table-cell>
        </table:table-row>
      </table:table>
      <text:p text:style-name="P21">Table <text:sequence text:ref-name="refTable21" text:name="Table" text:formula="ooow:Table+1" style:num-format="1">22</text:sequence>: Transformation keywords for “store” and “fetch”</text:p>
      <text:h text:style-name="P115"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Attribute</text:p>
          </table:table-cell>
          <table:table-cell table:style-name="Table6.A1" office:value-type="string">
            <text:p text:style-name="P13">Default</text:p>
          </table:table-cell>
          <table:table-cell table:style-name="Table6.C1" office:value-type="string">
            <text:p text:style-name="P13">Notes</text:p>
          </table:table-cell>
        </table:table-row>
        <table:table-row table:style-name="Table6.1">
          <table:table-cell table:style-name="Table6.A2" office:value-type="string">
            <text:p text:style-name="P15">dataset</text:p>
          </table:table-cell>
          <table:table-cell table:style-name="Table6.A2" office:value-type="string">
            <text:p text:style-name="P15">&lt;none&gt;</text:p>
          </table:table-cell>
          <table:table-cell table:style-name="Table6.C2" office:value-type="string">
            <text:p text:style-name="P15">Dataset name which is to be interpreted as an “exec” rather than a regular dataset. <text:s/>Mandatory parameter. <text:s/>The actual dataset given in the Jarvis request must match this, or a sub-dataset of this. <text:s/></text:p>
            <text:p text:style-name="P15"/>
            <text:p text:style-name="P15">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5">access</text:p>
          </table:table-cell>
          <table:table-cell table:style-name="Table6.A2" office:value-type="string">
            <text:p text:style-name="P15">&lt;none&gt;</text:p>
          </table:table-cell>
          <table:table-cell table:style-name="Table6.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5">command</text:p>
          </table:table-cell>
          <table:table-cell table:style-name="Table6.A2" office:value-type="string">
            <text:p text:style-name="P15">&lt;none&gt;</text:p>
          </table:table-cell>
          <table:table-cell table:style-name="Table6.C2" office:value-type="string">
            <text:p text:style-name="P15">This is the command line to be executed. <text:s/>Mandatory parameter.</text:p>
          </table:table-cell>
        </table:table-row>
        <table:table-row table:style-name="Table6.1">
          <table:table-cell table:style-name="Table6.A2" office:value-type="string">
            <text:p text:style-name="P15">add_headers</text:p>
          </table:table-cell>
          <table:table-cell table:style-name="Table6.A2" office:value-type="string">
            <text:p text:style-name="P15">no</text:p>
          </table:table-cell>
          <table:table-cell table:style-name="Table6.C2" office:value-type="string">
            <text:p text:style-name="P15">If yes, Jarvis will add Cookie, Content-Type and Content-Disposition headers to the response. <text:s/>Otherwise the exec command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5">filename_parameter</text:p>
          </table:table-cell>
          <table:table-cell table:style-name="Table6.A2" office:value-type="string">
            <text:p text:style-name="P15">'filename'</text:p>
          </table:table-cell>
          <table:table-cell table:style-name="Table6.C2" office:value-type="string">
            <text:p text:style-name="P15">Only used if add_headers is “yes”. <text:s/>We expect a CGI parameter of this name to be present and to contain the returned filename. <text:s/>If you wish to use “filename” as a regular parameter, you will need to change this configuration.</text:p>
          </table:table-cell>
        </table:table-row>
        <table:table-row table:style-name="Table6.1">
          <table:table-cell table:style-name="Table6.A2" office:value-type="string">
            <text:p text:style-name="P15">default_filename</text:p>
          </table:table-cell>
          <table:table-cell table:style-name="Table6.A2" office:value-type="string">
            <text:p text:style-name="P15">&lt;none&gt;</text:p>
          </table:table-cell>
          <table:table-cell table:style-name="Table6.C2" office:value-type="string">
            <text:p text:style-name="P15">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5">use_tmpfile</text:p>
          </table:table-cell>
          <table:table-cell table:style-name="Table6.A2" office:value-type="string">
            <text:p text:style-name="P15">depends</text:p>
          </table:table-cell>
          <table:table-cell table:style-name="Table6.C2" office:value-type="string">
            <text:p text:style-name="P15">Whether or not the command should write its output to a temporary file or not. The default is no under non-MS Windows operating systems, and yes for MS Windows. This is required under MS Windows with Apache otherwise output will be corrupted.</text:p>
            <text:p text:style-name="P15"/>
            <text:p text:style-name="P15">If this is set to “yes”, or the system is running on MS Windows, the parameter “__use_tmpfile” is passed through on the command line and references the filename of the file into which the command's output should be placed.</text:p>
            <text:p text:style-name="P15"/>
            <text:p text:style-name="P15">See following notes on output methods.</text:p>
          </table:table-cell>
        </table:table-row>
        <table:table-row table:style-name="Table6.1">
          <table:table-cell table:style-name="Table6.A2" office:value-type="string">
            <text:p text:style-name="P15">tmp_directory</text:p>
          </table:table-cell>
          <table:table-cell table:style-name="Table6.A2" office:value-type="string">
            <text:p text:style-name="P15">depends</text:p>
          </table:table-cell>
          <table:table-cell table:style-name="Table6.C2" office:value-type="string">
            <text:p text:style-name="P15">This allows you to overwrite the default TMP directory to be used when exec output is spooled to file instead of printed directly to the http client via standard output.</text:p>
            <text:p text:style-name="P15"/>
            <text:p text:style-name="P15">Note that specifying “tmp_directory” will force the use of temporary files, regardless of the value of the “use_tmpfile” parameter.</text:p>
          </table:table-cell>
        </table:table-row>
        <table:table-row table:style-name="Table6.1">
          <table:table-cell table:style-name="Table6.A2" office:value-type="string">
            <text:p text:style-name="P15">tmp_http_path</text:p>
          </table:table-cell>
          <table:table-cell table:style-name="Table6.A2" office:value-type="string">
            <text:p text:style-name="P15">&lt;none&gt;</text:p>
          </table:table-cell>
          <table:table-cell table:style-name="Table6.C2" office:value-type="string">
            <text:p text:style-name="P15">Setting the parameter tells Jarvis to redirect the client to the output temporary file via this URI which must be configured in the web server to point to the temporary directory. <text:s/></text:p>
            <text:p text:style-name="P15"/>
            <text:p text:style-name="P15">E.g. if “tmp_directory” is “/tmp” and “tmp_http_path” is “/tmp-reports” then the webserver must contain an alias mapping “http://<text:span text:style-name="T6">host</text:span><text:span text:style-name="T4">/tmp-reports/” to “/tmp”. <text:s/>Use of a dedicated report output directory is recommended for security reasons.</text:span></text:p>
            <text:p text:style-name="P15"/>
            <text:p text:style-name="P15">Note that specifying “tmp_http_path” will force the use of temporary files, regardless of the value of the “use_tmpfile” parameter.</text:p>
            <text:p text:style-name="P15"/>
            <text:p text:style-name="P15">Note that specifying “tmp_http_path” will mean that “add_headers” is ignored, as MIME headers are not relevant to a redirection response.</text:p>
          </table:table-cell>
        </table:table-row>
        <table:table-row table:style-name="Table6.1">
          <table:table-cell table:style-name="Table6.A2" office:value-type="string">
            <text:p text:style-name="P15">cleanup_after</text:p>
          </table:table-cell>
          <table:table-cell table:style-name="Table6.A2" office:value-type="string">
            <text:p text:style-name="P15">0</text:p>
          </table:table-cell>
          <table:table-cell table:style-name="Table6.C2" office:value-type="string">
            <text:p text:style-name="P15">If set to a non-zero value, this parameter will enable cleanup of files in the temporary directory after the specified number of minutes. <text:s/>Set to zero (default) means “never cleanup”.</text:p>
            <text:p text:style-name="P15"/>
            <text:p text:style-name="P15">Jarvis will only remove files which are owned by the user running the server script (e.g. www-data). <text:s/>Even so, care should be taken when using a shared temporary directory for exec output.</text:p>
          </table:table-cell>
        </table:table-row>
      </table:table>
      <text:p text:style-name="P21">Table <text:sequence text:ref-name="refTable22" text:name="Table" text:formula="ooow:Table+1" style:num-format="1">23</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44">Mechanism</text:p>
          </table:table-cell>
          <table:table-cell table:style-name="Table26.B1" office:value-type="string">
            <text:p text:style-name="P44">Notes</text:p>
          </table:table-cell>
        </table:table-row>
        <table:table-row table:style-name="Table26.1">
          <table:table-cell table:style-name="Table26.A2" office:value-type="string">
            <text:p text:style-name="P16">Redirection</text:p>
          </table:table-cell>
          <table:table-cell table:style-name="Table26.B2" office:value-type="string">
            <text:p text:style-name="P15">This mechanism is used if and only if “tmp_http_path” is specified. <text:s/></text:p>
            <text:p text:style-name="P15"/>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5">When the execution is complete, Jarvis will send back a “302 Found” response to the client to redirect it to the new output using the specified “tmp_http_path”.</text:p>
            <text:p text:style-name="P15"/>
            <text:p text:style-name="P16">This is the recommended approach for cross-platform systems and/or large output and/or binary data.</text:p>
          </table:table-cell>
        </table:table-row>
        <table:table-row table:style-name="Table26.1">
          <table:table-cell table:style-name="Table26.A2" office:value-type="string">
            <text:p text:style-name="P16">Streaming</text:p>
          </table:table-cell>
          <table:table-cell table:style-name="Table26.B2" office:value-type="string">
            <text:p text:style-name="P18">If “use_tmpfile” and/or “tmp_directory” is specified without specifying any value for “tmp_http_path” then streaming will be used.</text:p>
            <text:p text:style-name="P18"/>
            <text:p text:style-name="P15">Jarvis will choose a value for “__tmpfile” which is based on the “reportfile” name requested by the client. <text:s/>A random component will be added to the name and it is guaranteed not to exist at the time of exec.</text:p>
            <text:p text:style-name="P15"/>
            <text:p text:style-name="P15">The “__tmpfile” parameter is passed to the executable command line. <text:s/>The executable command line write its output in that file.</text:p>
            <text:p text:style-name="P15"/>
            <text:p text:style-name="P18">When the execution is complete, Jarvis will loop through this file and stream the contents back to the client. <text:s/>If configured, Jarvis will add headers derived from the filename parameter.</text:p>
            <text:p text:style-name="P18"/>
            <text:p text:style-name="P16">This is method appears to work fine under Windows under HTTP.</text:p>
            <text:p text:style-name="P16"/>
            <text:p text:style-name="P16">Problems have been encountered with this method under Linux.</text:p>
            <text:p text:style-name="P16"/>
            <text:p text:style-name="P16">Problems have been encountered with this method under Windows with Apache/HTTPS.</text:p>
          </table:table-cell>
        </table:table-row>
        <table:table-row table:style-name="Table26.1">
          <table:table-cell table:style-name="Table26.A2" office:value-type="string">
            <text:p text:style-name="P16">Direct/STDOUT</text:p>
          </table:table-cell>
          <table:table-cell table:style-name="Table26.B2" office:value-type="string">
            <text:p text:style-name="P15">If no tmpfile parameters are specified, then Jarvis will copy the stdout of the executed program and will echo it via stdout through the server and back to the client.</text:p>
            <text:p text:style-name="P15"/>
            <text:p text:style-name="P16">Problems have been encountered with this method under Windows with binary data.</text:p>
          </table:table-cell>
        </table:table-row>
      </table:table>
      <text:p text:style-name="P21">Table <text:sequence text:ref-name="refTable23" text:name="Table" text:formula="ooow:Table+1" style:num-format="1">24</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1035393141" text:style-name="L30">
        <text:list-item>
          <text:p text:style-name="P93">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93">Any RESTful parameters specified in the URI. <text:s/>These are passed as “p1”, “p2”, etc.</text:p>
        </text:list-item>
        <text:list-item>
          <text:p text:style-name="P93">The parameter __dataset is given as the client-supplied dataset given to Jarvis which invoked this exec request.</text:p>
        </text:list-item>
        <text:list-item>
          <text:p text:style-name="P93">The parameter __tmpfile is given if use_tmpfile is configured for this exec.</text:p>
        </text:list-item>
        <text:list-item>
          <text:p text:style-name="P93">The Jarvis secure parameters beginning with double-underscore. <text:s/>These include __username, __group_list, etc.</text:p>
        </text:list-item>
        <text:list-item>
          <text:p text:style-name="P93">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4">The exec process should write its output to standard output. <text:s/>If “add_headers” is “no” then the <text:soft-page-break/>program is also responsible for writing HTTP headers and a blank line before beginning output.</text:p>
      <text:p text:style-name="P24">If <text:s/>“add_headers” is “yes” then Jarvis will add the content type headers. <text:s/>In addition, Jarvis can add a Content-Disposition header if you supply the “default_filename” and “filename_parameter” parameters.</text:p>
      <text:p text:style-name="P24">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4">Exec output may include binary data. <text:s/>For a practical example, see the “png” exec in demo.xml.</text:p>
      <text:h text:style-name="P115"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3">Attribute</text:p>
            </table:table-cell>
            <table:table-cell table:style-name="Table7.A1" office:value-type="string">
              <text:p text:style-name="P13">Default</text:p>
            </table:table-cell>
            <table:table-cell table:style-name="Table7.C1" office:value-type="string">
              <text:p text:style-name="P13">Notes</text:p>
            </table:table-cell>
          </table:table-row>
        </table:table-header-rows>
        <table:table-row table:style-name="Table7.1">
          <table:table-cell table:style-name="Table7.A2" office:value-type="string">
            <text:p text:style-name="P15">dataset</text:p>
          </table:table-cell>
          <table:table-cell table:style-name="Table7.A2" office:value-type="string">
            <text:p text:style-name="P15">&lt;none&gt;</text:p>
          </table:table-cell>
          <table:table-cell table:style-name="Table7.C2" office:value-type="string">
            <text:p text:style-name="P15">Dataset name which is to be interpreted as a “plugin” rather than a regular dataset. <text:s/>Mandatory parameter.</text:p>
          </table:table-cell>
        </table:table-row>
        <table:table-row table:style-name="Table7.1">
          <table:table-cell table:style-name="Table7.A2" office:value-type="string">
            <text:p text:style-name="P15">access</text:p>
          </table:table-cell>
          <table:table-cell table:style-name="Table7.A2" office:value-type="string">
            <text:p text:style-name="P15">&lt;none&gt;</text:p>
          </table:table-cell>
          <table:table-cell table:style-name="Table7.C2" office:value-type="string">
            <text:p text:style-name="P15">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5">lib</text:p>
          </table:table-cell>
          <table:table-cell table:style-name="Table7.A2" office:value-type="string">
            <text:p text:style-name="P15">&lt;none&gt;</text:p>
          </table:table-cell>
          <table:table-cell table:style-name="Table7.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5">module</text:p>
          </table:table-cell>
          <table:table-cell table:style-name="Table7.A2" office:value-type="string">
            <text:p text:style-name="P15">&lt;none&gt;</text:p>
          </table:table-cell>
          <table:table-cell table:style-name="Table7.C2" office:value-type="string">
            <text:p text:style-name="P15">This is the Perl module name with subdirectories separated by '::' and ending in '.pm'.</text:p>
          </table:table-cell>
        </table:table-row>
        <table:table-row table:style-name="Table7.1">
          <table:table-cell table:style-name="Table7.A2" office:value-type="string">
            <text:p text:style-name="P15">add_headers</text:p>
          </table:table-cell>
          <table:table-cell table:style-name="Table7.A2" office:value-type="string">
            <text:p text:style-name="P15">no</text:p>
          </table:table-cell>
          <table:table-cell table:style-name="Table7.C2" office:value-type="string">
            <text:p text:style-name="P15">If yes, Jarvis will add Cookie, Content-Type and Content-Disposition headers to the response. <text:s/>Otherwise the plugin module is entirely responsible for printing ALL headers.</text:p>
            <text:p text:style-name="P15"/>
            <text:p text:style-name="P15">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5">filename_parameter</text:p>
          </table:table-cell>
          <table:table-cell table:style-name="Table7.A2" office:value-type="string">
            <text:p text:style-name="P15">&lt;none&gt;</text:p>
          </table:table-cell>
          <table:table-cell table:style-name="Table7.C2" office:value-type="string">
            <text:p text:style-name="P15">Only used if add_headers is “yes”. <text:s/>We expect a CGI parameter of this name to be present and to contain the returned filename.</text:p>
          </table:table-cell>
        </table:table-row>
        <table:table-row table:style-name="Table7.1">
          <table:table-cell table:style-name="Table7.A2" office:value-type="string">
            <text:p text:style-name="P15">default_filename</text:p>
          </table:table-cell>
          <table:table-cell table:style-name="Table7.A2" office:value-type="string">
            <text:p text:style-name="P15">&lt;none&gt;</text:p>
          </table:table-cell>
          <table:table-cell table:style-name="Table7.C2" office:value-type="string">
            <text:p text:style-name="P15">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5">parameter</text:p>
          </table:table-cell>
          <table:table-cell table:style-name="Table7.A2" office:value-type="string">
            <text:p text:style-name="P15">&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1">Table <text:sequence text:ref-name="refTable24" text:name="Table" text:formula="ooow:Table+1" style:num-format="1">25</text:sequence>: Plugin Configuration Attributes</text:p>
      <text:h text:style-name="Heading_20_2" text:outline-level="2">Example Plugin</text:h>
      <text:p text:style-name="P27">A sample plugin is included with the demo module. <text:s/>By default it is configured as follows:</text:p>
      <text:p text:style-name="Code">&lt;jarvis&gt;</text:p>
      <text:p text:style-name="Code"><text:s text:c="4"/>&lt;app&gt;</text:p>
      <text:p text:style-name="Code"><text:s text:c="8"/>&lt;plugin dataset="plug" access="*" lib="/usr/share/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7"/>
      <text:p text:style-name="P27">The source of the sample “Demo.pm” file is as follows:</text:p>
      <text:p text:style-name="P11">use strict;</text:p>
      <text:p text:style-name="P52">use warnings;</text:p>
      <text:p text:style-name="P52"/>
      <text:p text:style-name="P52">sub plugin::Demo::do {</text:p>
      <text:p text:style-name="P52"><text:s text:c="4"/>my ($jconfig, $restArgs, %args) = @_;</text:p>
      <text:p text:style-name="P52"/>
      <text:p text:style-name="P52"><text:s text:c="4"/>my $output = "";</text:p>
      <text:p text:style-name="P52"/>
      <text:p text:style-name="P52"><text:s text:c="4"/>&amp;Jarvis::Error::debug ($jconfig, "Running the Demo plugin.");</text:p>
      <text:p text:style-name="P52"/>
      <text:p text:style-name="P52"><text:s text:c="4"/># This demonstrates that the plugin can access Jarvis::Config info.</text:p>
      <text:p text:style-name="P52"><text:s text:c="4"/>$output .= "APP: " . $jconfig-&gt;{'app_name'} . "\n";</text:p>
      <text:p text:style-name="P52"><text:s text:c="4"/>$output .= "Username: " . $jconfig-&gt;{'username'} . "\n";</text:p>
      <text:p text:style-name="P52"><text:s text:c="4"/>$output .= "CGI myval: " . ($jconfig-&gt;{'cgi'}-&gt;param('myval') || '') . "\n";</text:p>
      <text:p text:style-name="P52"/>
      <text:p text:style-name="P52"><text:s text:c="4"/># This demonstrates XML-configured parameters to the plugin.</text:p>
      <text:p text:style-name="P52"><text:s text:c="4"/>$output .= "CAT: " . $args{'category'} . "\n";</text:p>
      <text:p text:style-name="P52"/>
      <text:p text:style-name="P52"><text:s text:c="4"/># This demonstrates accessing RESTful arguments that are </text:p>
      <text:p text:style-name="P52"><text:s text:c="4"/># from the URL after the dataset name</text:p>
      <text:p text:style-name="P52"><text:s text:c="4"/>my $counter = 0;</text:p>
      <text:p text:style-name="P52"><text:s text:c="4"/>map {</text:p>
      <text:p text:style-name="P52"><text:s text:c="8"/>$output .= "RESTful argument $counter: " . $restArgs-&gt;[0] . "\n";</text:p>
      <text:p text:style-name="P52"><text:s text:c="4"/>} @{$restArgs};</text:p>
      <text:p text:style-name="P52"/>
      <text:p text:style-name="P52"><text:s text:c="4"/>my $dbh = &amp;Jarvis::DB::Handle ($jconfig);</text:p>
      <text:p text:style-name="P52"><text:soft-page-break/><text:s text:c="4"/>$output .= "Boats: " . $dbh-&gt;do("SELECT COUNT(*) FROM boat");</text:p>
      <text:p text:style-name="P52"/>
      <text:p text:style-name="P52"><text:s text:c="4"/>return $output;</text:p>
      <text:p text:style-name="P52">}</text:p>
      <text:p text:style-name="P52"/>
      <text:p text:style-name="P53">1;</text:p>
      <text:p text:style-name="P27"/>
      <text:p text:style-name="P27">This demonstrates:</text:p>
      <text:list xml:id="list948274963" text:style-name="L31">
        <text:list-item>
          <text:p text:style-name="P113">Using the Jarvis debug methods.</text:p>
        </text:list-item>
        <text:list-item>
          <text:p text:style-name="P113">Accessing the Jarvis Config “jconfig” object.</text:p>
        </text:list-item>
        <text:list-item>
          <text:p text:style-name="P113">Accessing the static configured plugin parameters.</text:p>
        </text:list-item>
        <text:list-item>
          <text:p text:style-name="P94">Accessing the Jarvis-supplied database connection.</text:p>
        </text:list-item>
      </text:list>
      <text:p text:style-name="P27">Accessing this plugin via the following URL:</text:p>
      <text:p text:style-name="Code">http://localhost/jarvis-agent/demo/Plug/rest1/rest2/?myval=test</text:p>
      <text:p text:style-name="P27"/>
      <text:p text:style-name="P27">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7"/>
      <text:h text:style-name="Heading_20_2" text:outline-level="2">Output &amp; Headers</text:h>
      <text:p text:style-name="P27">Jarvis offers support for “add_headers”, “filename_parameter” and “default_parameter” handling for “plugin” datasets identical to “exec” datasets.</text:p>
      <text:h text:style-name="Heading_20_2" text:outline-level="2">Exception Handling</text:h>
      <text:p text:style-name="P27">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15"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6">Special Datasets (start and finish hooks only), Regular Dataset Fetch (start and finish hooks only), Regular Dataset Insert/Update (all hooks)</text:span><text:span text:style-name="T4">. <text:s/>Hooks are never invoked for “plugin” or “exec” datasets.</text:span></text:p>
      <text:p text:style-name="P40">Hooks can be defined globally and/or for individual datasets. <text:s/>All global hooks are invoked before all dataset-specific hooks.</text:p>
      <text:p text:style-name="Text_20_body">There are ten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3">Hook</text:p>
          </table:table-cell>
          <table:table-cell table:style-name="Table30.B1" office:value-type="string">
            <text:p text:style-name="P13">Notes</text:p>
          </table:table-cell>
        </table:table-row>
        <table:table-row>
          <table:table-cell table:style-name="Table30.A2" office:value-type="string">
            <text:p text:style-name="P13">start</text:p>
            <text:p text:style-name="P13"/>
          </table:table-cell>
          <table:table-cell table:style-name="Table30.B2" office:value-type="string">
            <text:p text:style-name="Text_20_body">The start hook is called when the hook module is first loaded. <text:s/>No dataset analysis has been performed yet. <text:s/>No database transaction is open.</text:p>
            <text:p text:style-name="Text_20_body">For global hooks, the start hook is invoked before any login check occurs.</text:p>
            <text:p text:style-name="Text_20_body">For per-dataset hooks, the start hook is invoked when the dataset configuration is loaded, before any dataset security checking occurs.</text:p>
            <text:p text:style-name="Text_20_body">Args are:</text:p>
            <text:list xml:id="list2135978150" text:style-name="L32">
              <text:list-item>
                <text:p text:style-name="P111">$jconfig, </text:p>
              </text:list-item>
              <text:list-item>
                <text:p text:style-name="P95">$hook_parameters_href</text:p>
              </text:list-item>
            </text:list>
            <text:p text:style-name="P24">The $jconfig is the standard Jarvis configuration object. <text:s/>The hook may modify this object.</text:p>
            <text:p text:style-name="P24">The $hook_parameters_href is a hash containing the name and value from any &lt;parameter&gt; tags configured for this hook in the application XML file.</text:p>
          </table:table-cell>
        </table:table-row>
        <table:table-row>
          <table:table-cell table:style-name="Table30.A2" office:value-type="string">
            <text:p text:style-name="P13">after_login</text:p>
            <text:p text:style-name="P13"/>
          </table:table-cell>
          <table:table-cell table:style-name="Table30.B2" office:value-type="string">
            <text:p text:style-name="Text_20_body">This hook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subsequent dataset interactions on this session.</text:p>
            <text:p text:style-name="Text_20_body">Note that this hook is called only for global hooks. <text:s/>It is never triggered <text:s/>for per-dataset hooks.</text:p>
            <text:p text:style-name="Text_20_body">Args are:</text:p>
            <text:list xml:id="list70514380" text:continue-numbering="true" text:style-name="L32">
              <text:list-item>
                <text:p text:style-name="P111">$jconfig, </text:p>
              </text:list-item>
              <text:list-item>
                <text:p text:style-name="P111">$hook_parameters_href</text:p>
              </text:list-item>
              <text:list-item>
                <text:p text:style-name="P95">$additional_safe_href</text:p>
              </text:list-item>
            </text:list>
            <text:p text:style-name="Text_20_body">The $additional_safe_href is a hash of "safe" parameters which the hook module may extend. <text:s/>All "safe" parameter names must begin with a "__" <text:soft-page-break/>double underscore prefix.</text:p>
          </table:table-cell>
        </table:table-row>
        <table:table-row>
          <table:table-cell table:style-name="Table30.A2" office:value-type="string">
            <text:p text:style-name="P13">before_all</text:p>
            <text:p text:style-name="P17">(insert/update/delete)</text:p>
          </table:table-cell>
          <table:table-cell table:style-name="Table30.B2" office:value-type="string">
            <text:p text:style-name="P24">This hook is called after Jarvis has loaded the dataset configuration and processed all REST args. <text:s/>It is called after the transaction begins.</text:p>
            <text:p text:style-name="P24">It is called before invoking the &lt;before&gt; SQL statement in the dataset XML file. <text:s/>It is called even if there is no &lt;before&gt; SQL statement.</text:p>
            <text:p text:style-name="P24">Args are:</text:p>
            <text:list xml:id="list48784919" text:continue-numbering="true" text:style-name="L32">
              <text:list-item>
                <text:p text:style-name="P111">$jconfig</text:p>
              </text:list-item>
              <text:list-item>
                <text:p text:style-name="P112">$hook_parameters_href</text:p>
              </text:list-item>
              <text:list-item>
                <text:p text:style-name="P112">$dsxml</text:p>
              </text:list-item>
              <text:list-item>
                <text:p text:style-name="P112">$rest_args_href</text:p>
              </text:list-item>
              <text:list-item>
                <text:p text:style-name="P67">$fields_aref</text:p>
              </text:list-item>
            </text:list>
            <text:p text:style-name="P24">The $dsxml is an XML::Smart object for the dataset's XML config.</text:p>
            <text:p text:style-name="P24">The $rest_args_href is the hash of safe variables and REST args to be given to the &lt;before&gt; statement. <text:s/>The hook code may change this hash. <text:s/>Changes will affect only the &lt;before&gt; SQL.</text:p>
            <text:p text:style-name="P24">The $fields_aref is the array of user change objects submitted for this request.</text:p>
          </table:table-cell>
        </table:table-row>
        <table:table-row>
          <table:table-cell table:style-name="Table30.A2" office:value-type="string">
            <text:p text:style-name="P13">before_one</text:p>
            <text:p text:style-name="P17">(insert/update/delete)</text:p>
          </table:table-cell>
          <table:table-cell table:style-name="Table30.B2" office:value-type="string">
            <text:p text:style-name="P24">This hook is called after Jarvis has assembled all parameters in order to execute a single insert/update/delete statement. <text:s/></text:p>
            <text:p text:style-name="P24">It is invoked before the actual execution of the row modification SQL.</text:p>
            <text:p text:style-name="P24">Args are:</text:p>
            <text:list xml:id="list1966074412" text:continue-numbering="true" text:style-name="L32">
              <text:list-item>
                <text:p text:style-name="P111">$jconfig</text:p>
              </text:list-item>
              <text:list-item>
                <text:p text:style-name="P112">$hook_parameters_href</text:p>
              </text:list-item>
              <text:list-item>
                <text:p text:style-name="P112">$dsxml</text:p>
              </text:list-item>
              <text:list-item>
                <text:p text:style-name="P67">$sql_params_href</text:p>
              </text:list-item>
            </text:list>
            <text:p text:style-name="P24">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3">after_one</text:p>
            <text:p text:style-name="P17">(insert/update/delete)</text:p>
          </table:table-cell>
          <table:table-cell table:style-name="Table30.B2" office:value-type="string">
            <text:p text:style-name="P24">This hook is called after Jarvis has executed a single insert/update/delete statement. <text:s/>It is called after any returning row result has been fetched.</text:p>
            <text:p text:style-name="P24">Args are:</text:p>
            <text:list xml:id="list492488633" text:continue-numbering="true" text:style-name="L32">
              <text:list-item>
                <text:p text:style-name="P111">$jconfig</text:p>
              </text:list-item>
              <text:list-item>
                <text:p text:style-name="P112">$hook_parameters_href</text:p>
              </text:list-item>
              <text:list-item>
                <text:p text:style-name="P112">$dsxml</text:p>
              </text:list-item>
              <text:list-item>
                <text:p text:style-name="P112">$sql_params_href</text:p>
              </text:list-item>
              <text:list-item>
                <text:p text:style-name="P67">$row_result_href</text:p>
              </text:list-item>
            </text:list>
            <text:p text:style-name="P24">The $sql_params_href is the hash of variables previously bound to the single SQL row update. <text:s/>Changing this hash will have no effect.</text:p>
            <text:p text:style-name="P24">The $row_result_href is the contents of any returning row. <text:s/>The hook code <text:soft-page-break/>may change this hash.</text:p>
          </table:table-cell>
        </table:table-row>
        <table:table-row>
          <table:table-cell table:style-name="Table30.A2" office:value-type="string">
            <text:p text:style-name="P13">after_all</text:p>
            <text:p text:style-name="P17">(insert/update/delete)</text:p>
          </table:table-cell>
          <table:table-cell table:style-name="Table30.B2" office:value-type="string">
            <text:p text:style-name="P24">This hook is called after invoking the &lt;after&gt; SQL statement in the dataset XML file. <text:s/>It is called even if there is no &lt;after&gt; SQL statement. <text:s/>The transaction is not yet committed.</text:p>
            <text:p text:style-name="P24">Args are:</text:p>
            <text:list xml:id="list478994321" text:continue-numbering="true" text:style-name="L32">
              <text:list-item>
                <text:p text:style-name="P111">$jconfig</text:p>
              </text:list-item>
              <text:list-item>
                <text:p text:style-name="P112">$hook_parameters_href</text:p>
              </text:list-item>
              <text:list-item>
                <text:p text:style-name="P112">$dsxml</text:p>
              </text:list-item>
              <text:list-item>
                <text:p text:style-name="P112">$rest_args_href</text:p>
              </text:list-item>
              <text:list-item>
                <text:p text:style-name="P112">$fields_aref</text:p>
              </text:list-item>
              <text:list-item>
                <text:p text:style-name="P67">$results_aref</text:p>
              </text:list-item>
            </text:list>
            <text:p text:style-name="P24">The $results_aref is a reference to the @results array of return objects that will be encoded into JSON or XML. <text:s/>Changes to this objects in this array will be represented in the data returned to the client.</text:p>
          </table:table-cell>
        </table:table-row>
        <table:table-row>
          <table:table-cell table:style-name="Table30.A2" office:value-type="string">
            <text:p text:style-name="P13">return_status</text:p>
          </table:table-cell>
          <table:table-cell table:style-name="Table30.B2" office:value-type="string">
            <text:p text:style-name="P24">This hook is called only for "__status" requests. <text:s/>It is called just before the status result is encoded to JSON/XML. <text:s/>The hook may do one or more of the following:</text:p>
            <text:list xml:id="list180745614" text:style-name="L33">
              <text:list-item>
                <text:p text:style-name="P68">Add some extra root level parameters (by modifying $extra_href)</text:p>
              </text:list-item>
              <text:list-item>
                <text:p text:style-name="P68">Perform a custom encoding into text (by setting $return_text)</text:p>
              </text:list-item>
            </text:list>
            <text:p text:style-name="P24">Args are:</text:p>
            <text:list xml:id="list1756602471" text:continue-list="list478994321" text:style-name="L32">
              <text:list-item>
                <text:p text:style-name="P111">$jconfig</text:p>
              </text:list-item>
              <text:list-item>
                <text:p text:style-name="P112">$hook_parameters_href</text:p>
              </text:list-item>
              <text:list-item>
                <text:p text:style-name="P112">$extra_href</text:p>
              </text:list-item>
              <text:list-item>
                <text:p text:style-name="P95">$return_text_ref</text:p>
              </text:list-item>
            </text:list>
            <text:p text:style-name="P24">The $extra_href is a reference to a hash of name/value mappings all of which will be added as root level parameters to the JSON object or XML response object that is encoded and returned to the client.</text:p>
            <text:p text:style-name="P24">The $return_text_ref is a reference that the plugin may set to a non-empty text string if it wishes to override the default JSON/XML/CSV encoding that would otherwise be performed by Jarvis. <text:s/>In this case the hook is entirely responsible for encoding the entire JSON/XML/CSV result.</text:p>
          </table:table-cell>
        </table:table-row>
        <table:table-row>
          <table:table-cell table:style-name="Table30.A2" office:value-type="string">
            <text:p text:style-name="P13">return_fetch</text:p>
          </table:table-cell>
          <table:table-cell table:style-name="Table30.B2" office:value-type="string">
            <text:p text:style-name="P24">This hook is called only for "fetch" (I.e. data select) requests. <text:s/>It is called at the end of the fetch sequence, just before the fetched rows are encoded to JSON/XML/CSV. <text:s/>The hook may do one or more of the following:</text:p>
            <text:list xml:id="list1136643544" text:continue-list="list180745614" text:style-name="L33">
              <text:list-item text:start-value="1">
                <text:p text:style-name="P68">Add some extra root level parameters (by modifying $extra_href)</text:p>
              </text:list-item>
              <text:list-item>
                <text:p text:style-name="P68">Modify the returned content (by modifying $rows_aref)</text:p>
              </text:list-item>
              <text:list-item>
                <text:p text:style-name="P68">Perform a custom encoding into text (by setting $return_text)</text:p>
              </text:list-item>
            </text:list>
            <text:p text:style-name="P24">Args are:</text:p>
            <text:list xml:id="list1159325127" text:continue-list="list1756602471" text:style-name="L32">
              <text:list-item>
                <text:p text:style-name="P111">$jconfig</text:p>
              </text:list-item>
              <text:list-item>
                <text:p text:style-name="P112">$hook_parameters_href</text:p>
              </text:list-item>
              <text:list-item>
                <text:p text:style-name="P112"><text:soft-page-break/>$dsxml</text:p>
              </text:list-item>
              <text:list-item>
                <text:p text:style-name="P112">$sql_params_href</text:p>
              </text:list-item>
              <text:list-item>
                <text:p text:style-name="P112">$rows_aref</text:p>
              </text:list-item>
              <text:list-item>
                <text:p text:style-name="P112">$extra_href</text:p>
              </text:list-item>
              <text:list-item>
                <text:p text:style-name="P95">$return_text_ref</text:p>
              </text:list-item>
            </text:list>
            <text:p text:style-name="P24">The $rows_aref is a reference to the array of objects fetched as a result of the executed SQL. <text:s/>This is the data that will be encoded into JSON or XML. <text:s/>Changes to this objects in this array will be represented in the data returned to the client.</text:p>
          </table:table-cell>
        </table:table-row>
        <table:table-row>
          <table:table-cell table:style-name="Table30.A2" office:value-type="string">
            <text:p text:style-name="P13">return_store</text:p>
          </table:table-cell>
          <table:table-cell table:style-name="Table30.B2" office:value-type="string">
            <text:p text:style-name="P24">This hook is called only for "store" (I.e. data insert/update/delete) requests. <text:s/>It is called at the end of the stored sequence, just before the results of the store operation(s) are encoded to JSON/XML/CSV. <text:s/>The hook may do one or more of the following:</text:p>
            <text:list xml:id="list479961602" text:continue-list="list1136643544" text:style-name="L33">
              <text:list-item text:start-value="1">
                <text:p text:style-name="P68">Add some extra root level parameters (by modifying $extra_href)</text:p>
              </text:list-item>
              <text:list-item>
                <text:p text:style-name="P68">Modify the returned content (by modifying $results_aref)</text:p>
              </text:list-item>
              <text:list-item>
                <text:p text:style-name="P68">Perform a custom encoding into text (by setting $return_text)</text:p>
              </text:list-item>
            </text:list>
            <text:p text:style-name="P24">Args are:</text:p>
            <text:list xml:id="list926592375" text:continue-list="list1159325127" text:style-name="L32">
              <text:list-item>
                <text:p text:style-name="P111">$jconfig</text:p>
              </text:list-item>
              <text:list-item>
                <text:p text:style-name="P112">$hook_parameters_href</text:p>
              </text:list-item>
              <text:list-item>
                <text:p text:style-name="P112">$dsxml</text:p>
              </text:list-item>
              <text:list-item>
                <text:p text:style-name="P112">$rest_args_href</text:p>
              </text:list-item>
              <text:list-item>
                <text:p text:style-name="P112">$fields_aref</text:p>
              </text:list-item>
              <text:list-item>
                <text:p text:style-name="P112">$results_aref</text:p>
              </text:list-item>
              <text:list-item>
                <text:p text:style-name="P112">$extra_href</text:p>
              </text:list-item>
              <text:list-item>
                <text:p text:style-name="P95">$return_text_ref</text:p>
              </text:list-item>
            </text:list>
          </table:table-cell>
        </table:table-row>
        <table:table-row>
          <table:table-cell table:style-name="Table30.A2" office:value-type="string">
            <text:p text:style-name="P13">finish</text:p>
            <text:p text:style-name="P13"/>
          </table:table-cell>
          <table:table-cell table:style-name="Table30.B2" office:value-type="string">
            <text:p text:style-name="Text_20_body">The finish hook is called after the special dataset, fetch or insert/update/delete processing is completed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656643067" text:continue-numbering="true" text:style-name="L32">
              <text:list-item>
                <text:p text:style-name="P111">$jconfig</text:p>
              </text:list-item>
              <text:list-item>
                <text:p text:style-name="P95">$hook_parameters_href</text:p>
              </text:list-item>
            </text:list>
          </table:table-cell>
        </table:table-row>
      </table:table>
      <text:p text:style-name="P21">Table <text:sequence text:ref-name="refTable25" text:name="Table" text:formula="ooow:Table+1" style:num-format="1">26</text:sequence>: List of Hook Points</text:p>
      <text:p text:style-name="Text_20_body"/>
      <text:p text:style-name="Text_20_body">Note that:</text:p>
      <text:list xml:id="list2119613380" text:style-name="L34">
        <text:list-item>
          <text:p text:style-name="P96">You may implement none, some, or all hook methods.</text:p>
        </text:list-item>
        <text:list-item>
          <text:p text:style-name="P96">All implemented hook methods must all return “1”.</text:p>
        </text:list-item>
        <text:list-item>
          <text:p text:style-name="P96">There is no way for a hook to stop processing, other than to call “die”.</text:p>
        </text:list-item>
        <text:list-item>
          <text:p text:style-name="P96"><text:soft-page-break/>If an SQL error occurs during dataset updates, any following before_one, after_one and after_all hook calls will be skipped. <text:s/>Only the finish hook call will be invoked.</text:p>
        </text:list-item>
        <text:list-item>
          <text:p text:style-name="P96">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3">Attribute</text:p>
          </table:table-cell>
          <table:table-cell table:style-name="Table28.A1" office:value-type="string">
            <text:p text:style-name="P13">Default</text:p>
          </table:table-cell>
          <table:table-cell table:style-name="Table28.C1" office:value-type="string">
            <text:p text:style-name="P13">Notes</text:p>
          </table:table-cell>
        </table:table-row>
        <table:table-row table:style-name="Table28.1">
          <table:table-cell table:style-name="Table28.A2" office:value-type="string">
            <text:p text:style-name="P15">lib</text:p>
          </table:table-cell>
          <table:table-cell table:style-name="Table28.A2" office:value-type="string">
            <text:p text:style-name="P15">&lt;none&gt;</text:p>
          </table:table-cell>
          <table:table-cell table:style-name="Table28.C2" office:value-type="string">
            <text:p text:style-name="P15">This is an additional directory to be optionally added to the @INC path when loading this module.</text:p>
            <text:p text:style-name="P15"/>
            <text:p text:style-name="P15">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5">module</text:p>
          </table:table-cell>
          <table:table-cell table:style-name="Table28.A2" office:value-type="string">
            <text:p text:style-name="P15">&lt;none&gt;</text:p>
          </table:table-cell>
          <table:table-cell table:style-name="Table28.C2" office:value-type="string">
            <text:p text:style-name="P15">This is the Perl module name with subdirectories separated by '::' and ending in '.pm'.</text:p>
          </table:table-cell>
        </table:table-row>
        <table:table-row table:style-name="Table28.1">
          <table:table-cell table:style-name="Table28.A2" office:value-type="string">
            <text:p text:style-name="P15">parameter</text:p>
          </table:table-cell>
          <table:table-cell table:style-name="Table28.A2" office:value-type="string">
            <text:p text:style-name="P15">&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21">Table <text:sequence text:ref-name="refTable26" text:name="Table" text:formula="ooow:Table+1" style:num-format="1">27</text:sequence>: Hook Configuration Attributes</text:p>
      <text:h text:style-name="Heading_20_2" text:outline-level="2">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
      <text:p text:style-name="Code"># "before_all" hook. <text:s/>Not used.</text:p>
      <text:p text:style-name="Code">sub hook::Audit::before_all {</text:p>
      <text:p text:style-name="Code"><text:s text:c="4"/>my ($jconfig, $params_href, $dsxml, $restful_args_href) = @_;</text:p>
      <text:p text:style-name="Code"><text:soft-page-break/><text:s text:c="4"/>return 1;</text:p>
      <text:p text:style-name="Code">}</text:p>
      <text:p text:style-name="Code"/>
      <text:p text:style-name="Code"># "after_all" hook. <text:s/>Not used.</text:p>
      <text:p text:style-name="Code">sub hook::Audit::after_all {</text:p>
      <text:p text:style-name="Code"><text:s text:c="4"/>my ($jconfig, $params_href, $dsxml,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dsxml,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dsxml,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484875081" text:style-name="L35">
        <text:list-item>
          <text:p text:style-name="P97">Dual-Core Intel @ 2.5 GHz, 4G of RAM. <text:s/>(CPU Blowfish rating 7.09).</text:p>
        </text:list-item>
        <text:list-item>
          <text:p text:style-name="P97">Kubuntu 09.10 (Karmic Koala).</text:p>
        </text:list-item>
        <text:list-item>
          <text:p text:style-name="P97">Apache 2 webserver using HTTP (not SSL).</text:p>
        </text:list-item>
        <text:list-item>
          <text:p text:style-name="P97">Apache jmeter client with five simultaneous threads.</text:p>
        </text:list-item>
        <text:list-item>
          <text:p text:style-name="P97">PostgreSQL database.</text:p>
        </text:list-item>
        <text:list-item>
          <text:p text:style-name="P97">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7">Naturally, any heavy database processing will reduce this response rate accordingly.</text:p>
      <text:h text:style-name="Heading_20_1" text:outline-level="1">Tracking Application</text:h>
      <text:h text:style-name="Heading_20_2" text:outline-level="2">Tracking Requests &amp; Errors</text:h>
      <text:p text:style-name="P24">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8"><text:s text:c="4"/>&lt;app format="json" debug="yes" dump=”yes”&gt;</text:p>
      <text:p text:style-name="Code"><text:s text:c="8"/>&lt;tracker logins=”yes” requests="yes" errors="yes"&gt;</text:p>
      <text:p text:style-name="Code"><text:s text:c="12"/>&lt;dbfile&gt;/var/lib/jarvis/tracker/tracker.db&lt;/dbfile&gt;</text:p>
      <text:p text:style-name="Code"><text:s text:c="8"/>&lt;/tracker&gt;</text:p>
      <text:p text:style-name="P24"/>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3">Attribute</text:p>
            </table:table-cell>
            <table:table-cell table:style-name="Table25.A1" office:value-type="string">
              <text:p text:style-name="P13">Default</text:p>
            </table:table-cell>
            <table:table-cell table:style-name="Table25.C1" office:value-type="string">
              <text:p text:style-name="P13">Notes</text:p>
            </table:table-cell>
          </table:table-row>
        </table:table-header-rows>
        <table:table-row table:style-name="Table25.1">
          <table:table-cell table:style-name="Table25.A2" office:value-type="string">
            <text:p text:style-name="P15">logins</text:p>
          </table:table-cell>
          <table:table-cell table:style-name="Table25.A2" office:value-type="string">
            <text:p text:style-name="P15">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5">requests</text:p>
          </table:table-cell>
          <table:table-cell table:style-name="Table25.A2" office:value-type="string">
            <text:p text:style-name="P15">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5">errors</text:p>
          </table:table-cell>
          <table:table-cell table:style-name="Table25.A2" office:value-type="string">
            <text:p text:style-name="P15">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5">dbfile</text:p>
          </table:table-cell>
          <table:table-cell table:style-name="Table25.A2" office:value-type="string">
            <text:p text:style-name="P15">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var/lib/jarvis/tracker/tracker.db</text:p>
          </table:table-cell>
        </table:table-row>
      </table:table>
      <text:p text:style-name="P23">Table <text:sequence text:ref-name="refTable27" text:name="Table" text:formula="ooow:Table+1" style:num-format="1">28</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The file is named "tracker-empty.db" and is installed into the "jarvis/tracker" folder of your installation.</text:p>
      <text:p text:style-name="P24">To use this in production you must:</text:p>
      <text:list xml:id="list837203560" text:style-name="L36">
        <text:list-item>
          <text:p text:style-name="P69">Take a copy of "tracker-empty.db".</text:p>
        </text:list-item>
        <text:list-item>
          <text:p text:style-name="P69">Place this copy in a folder where it can be written by the web server.</text:p>
        </text:list-item>
        <text:list-item>
          <text:p text:style-name="P69">Update the "tracker.xml" file so that it correctly references the new location.</text:p>
        </text:list-item>
        <text:list-item>
          <text:p text:style-name="P69">Update the application configuration files of any Jarvis app wishing to record tracker data.</text:p>
        </text:list-item>
      </text:list>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text:soft-page-break/>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1463176750" text:style-name="L37">
        <text:list-item>
          <text:p text:style-name="P98">ExtJS 2.3. Please see below for further details on this.</text:p>
        </text:list-item>
        <text:list-item>
          <text:p text:style-name="P98">SHJS. Syntax Highlighting for Javascript. Please see below for further details on this.</text:p>
        </text:list-item>
        <text:list-item>
          <text:p text:style-name="P98">Protovis. For graphs. Please see below for further details on this.</text:p>
        </text:list-item>
      </text:list>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text:p>
      <text:p text:style-name="P37">For Debian:</text:p>
      <text:p text:style-name="Code">Alias /jarvis-tracker/ "/usr/share/jarvis/tracker/htdocs/"</text:p>
      <text:p text:style-name="Text_20_body"/>
      <text:p text:style-name="P37">For Other Systems:</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P37">For Debian:</text:p>
      <text:p text:style-name="Code">cp /usr/share/jarvis/tracker/etc/tracker.xml /etc/jarvis/</text:p>
      <text:p text:style-name="Text_20_body"/>
      <text:p text:style-name="P37">For Other Systems:</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ExtJS</text:p>
      <text:p text:style-name="Text_20_body">Please download the 2.3 release of ExtJS from <text:a xlink:type="simple" xlink:href="http://www.sencha.com/products/js/download.php">http://www.sencha.com/products/js/download.php</text:a> <text:soft-page-break/>and install. The file "ext-all.js" should be accessible by the URL "/ext-2.3/ext-all.js". <text:s/>E.g the Apache configuration may be:</text:p>
      <text:p text:style-name="Code">Alias /ext-2.3/ "/opt/extjs-2.3/"</text:p>
      <text:p text:style-name="Heading_20_4"/>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text:soft-page-break/>perl 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5">st</text:span> 2008 to Jan 1<text:span text:style-name="T5">st</text:span> 2020, then you will need to edit the script further and alter the date range the 'calendar' table is generated for. </text:p>
      <text:h text:style-name="Heading_20_1" text:outline-level="1">Demo Application</text:h>
      <text:h text:style-name="Heading_20_2" text:outline-level="2">Introduction</text:h>
      <text:p text:style-name="Text_20_body">A simple demonstration application is provided with Jarvis. <text:s/>This application uses an SQLite database. <text:s/>When installing the Debian packages, this demonstration is automatically configured and enabled and available under the address:</text:p>
      <text:p text:style-name="Code">http://localhost/jarvis-demo/</text:p>
      <text:p text:style-name="Text_20_body"/>
      <text:p text:style-name="Text_20_body">The following instructions are required only when not using the Debian package of Jarvis.</text:p>
      <text:h text:style-name="Heading_20_2" text:outline-level="2">Complete Basic Jarvis Configuration</text:h>
      <text:p text:style-name="Text_20_body">First, ensure that Jarvis itself is available via the /jarvis-agent/ URL. <text:s/>Access the following URL:</text:p>
      <text:p text:style-name="Code">http://localhost/jarvis-agent/</text:p>
      <text:p text:style-name="Text_20_body"/>
      <text:p text:style-name="Text_20_body">Verify that you receive the response...</text:p>
      <text:p text:style-name="Code">Missing app name. <text:s/>Send /jarvis-agent/&lt;app&gt;[/&lt;dataset&gt;[/&lt;arg1&gt;...]] in URI!</text:p>
      <text:h text:style-name="Heading_20_2" text:outline-level="2">The Demo Database File</text:h>
      <text:p text:style-name="P24">Take a copy of the database to a directory writable by the Apache user. <text:s/>For example:</text:p>
      <text:p text:style-name="P48"># mkdir -p /var/lib/jarvis/demo/</text:p>
      <text:p text:style-name="P48"># cp /opt/jarvis/demo/db/demo-empty .db /var/lib/jarvis/demo/demo.db </text:p>
      <text:p text:style-name="P48"># chown www-data:www-data /var/lib/jarvis/demo/demo.db</text:p>
      <text:p text:style-name="Text_20_body"/>
      <text:p text:style-name="Text_20_body">If this is not done correctly, you will see the error “Attempt to write to a read-only database” when saving changes via the demo screen.</text:p>
      <text:h text:style-name="Heading_20_2" text:outline-level="2">Configure Demo Web-Service</text:h>
      <text:p text:style-name="P24">Install the demo.xml Jarvis application configuration file:</text:p>
      <text:p text:style-name="Code"># cp /opt/jarvis/demo/etc/demo.xml /opt/jarvis/etc/demo.xml</text:p>
      <text:p text:style-name="P24"/>
      <text:p text:style-name="P24">In Apache configuration create an alias to the Jarvis demo htdocs:</text:p>
      <text:p text:style-name="Code">Alias /jarvis-demo/ "/opt/jarvis/demo/htdocs/"</text:p>
      <text:p text:style-name="P24"/>
      <text:p text:style-name="P24">Change the default values configured in demo.xml to match your installation:</text:p>
      <text:list xml:id="list209954156" text:style-name="L38">
        <text:list-item>
          <text:p text:style-name="P70">Location of the demo database file. <text:s/>Default is /var/lib/jarvis/demo/demo.db.</text:p>
        </text:list-item>
        <text:list-item>
          <text:p text:style-name="P70">Location of the datasets configuration. <text:s/>Default is /usr/share/jarvis/demo/dataset.</text:p>
        </text:list-item>
        <text:list-item>
          <text:p text:style-name="P70">Location of the session files. <text:s/>Default is /var/lib/jarvis/demo/sessions.</text:p>
        </text:list-item>
        <text:list-item>
          <text:p text:style-name="P70">Location of the plugin file. <text:s/>Default is /usr/share/jarvis/dem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October 2010<text:tab/>Working with Jarvis – v3.3.0<text:tab/><text:page-number text:select-page="current">2</text:page-number>/<text:page-count>6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0-10-26T13:44:27</dc:date>
    <meta:editing-duration>PT228H58M04S</meta:editing-duration>
    <meta:editing-cycles>696</meta:editing-cycles>
    <meta:generator>OpenOffice.org/3.2$Linux OpenOffice.org_project/320m12$Build-9483</meta:generator>
    <meta:print-date>2009-06-23T14:50:34</meta:print-date>
    <meta:document-statistic meta:table-count="32" meta:image-count="0" meta:object-count="0" meta:page-count="64" meta:paragraph-count="1983" meta:word-count="17875" meta:character-count="119587"/>
    <meta:user-defined meta:name="Info 1"/>
    <meta:user-defined meta:name="Info 2"/>
    <meta:user-defined meta:name="Info 3"/>
    <meta:user-defined meta:name="Info 4"/>
  </office:meta>
</office:document-meta>
</file>